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5in" fo:margin-left="0in" table:align="left"/>
    </style:style>
    <style:style style:name="Таблица2.A" style:family="table-column">
      <style:table-column-properties style:column-width="0.909in"/>
    </style:style>
    <style:style style:name="Таблица2.B" style:family="table-column">
      <style:table-column-properties style:column-width="1.4924in"/>
    </style:style>
    <style:style style:name="Таблица2.C" style:family="table-column">
      <style:table-column-properties style:column-width="1.2201in"/>
    </style:style>
    <style:style style:name="Таблица2.D" style:family="table-column">
      <style:table-column-properties style:column-width="1.3785in"/>
    </style:style>
    <style:style style:name="Таблица2.E" style:family="table-column">
      <style:table-column-properties style:column-width="1.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2" style:family="table-row">
      <style:table-row-properties style:min-row-height="0.3222in"/>
    </style:style>
    <style:style style:name="Таблица2.D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5in" fo:margin-left="0in" table:align="left"/>
    </style:style>
    <style:style style:name="Таблица5.A" style:family="table-column">
      <style:table-column-properties style:column-width="0.909in"/>
    </style:style>
    <style:style style:name="Таблица5.B" style:family="table-column">
      <style:table-column-properties style:column-width="1.4924in"/>
    </style:style>
    <style:style style:name="Таблица5.C" style:family="table-column">
      <style:table-column-properties style:column-width="1.2201in"/>
    </style:style>
    <style:style style:name="Таблица5.D" style:family="table-column">
      <style:table-column-properties style:column-width="1.3785in"/>
    </style:style>
    <style:style style:name="Таблица5.E" style:family="table-column">
      <style:table-column-properties style:column-width="1.5in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382in" fo:border="0.05pt solid #000000"/>
    </style:style>
    <style:style style:name="Таблица5.2" style:family="table-row">
      <style:table-row-properties style:min-row-height="0.3222in"/>
    </style:style>
    <style:style style:name="Таблица5.D2" style:family="table-cell">
      <style:table-cell-properties fo:padding="0.0382in" fo:border-left="0.05pt solid #000000" fo:border-right="none" fo:border-top="none" fo:border-bottom="0.05pt solid #000000"/>
    </style:style>
    <style:style style:name="Таблица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04e4fa1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" style:font-size-complex="14pt"/>
    </style:style>
    <style:style style:name="P9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style:font-name="Times New Roman" fo:font-size="14pt" officeooo:rsid="003bee70" officeooo:paragraph-rsid="003bee70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style:font-name="Times New Roman" fo:font-size="14pt" officeooo:rsid="004e4fa1" officeooo:paragraph-rsid="004e4fa1" style:font-size-complex="14pt"/>
    </style:style>
    <style:style style:name="P12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ff0000" style:font-name="Times New Roman" fo:font-size="14pt" fo:language="ru" fo:country="RU" fo:font-style="normal" officeooo:rsid="00136246" officeooo:paragraph-rsid="0013326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3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5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paragraph-rsid="004e4fa1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Standard">
      <style:text-properties officeooo:rsid="0018933d" officeooo:paragraph-rsid="0018933d"/>
    </style:style>
    <style:style style:name="P20" style:family="paragraph" style:parent-style-name="Standard">
      <style:text-properties officeooo:paragraph-rsid="004fa544"/>
    </style:style>
    <style:style style:name="P21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" style:font-size-complex="14pt"/>
    </style:style>
    <style:style style:name="P22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>
        <style:tab-stops>
          <style:tab-stop style:position="1.2193in"/>
        </style:tab-stops>
      </style:paragraph-properties>
      <style:text-properties fo:font-size="12pt" officeooo:paragraph-rsid="00454d74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>
        <style:tab-stops>
          <style:tab-stop style:position="1.2193in"/>
        </style:tab-stops>
      </style:paragraph-properties>
      <style:text-properties fo:font-size="12pt" officeooo:paragraph-rsid="0047959b" style:font-size-asian="12pt" style:font-size-complex="12pt"/>
    </style:style>
    <style:style style:name="P24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officeooo:paragraph-rsid="0048c4a7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officeooo:paragraph-rsid="004984e7" style:font-size-asian="12pt" style:font-size-complex="12pt"/>
    </style:style>
    <style:style style:name="P28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officeooo:paragraph-rsid="004f9081" style:font-size-asian="12pt" style:font-size-complex="12pt"/>
    </style:style>
    <style:style style:name="P29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30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officeooo:rsid="004984e7" officeooo:paragraph-rsid="004984e7" style:font-size-asian="12pt" style:font-size-complex="12pt"/>
    </style:style>
    <style:style style:name="P32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33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984e7" officeooo:paragraph-rsid="004aa231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39" style:family="paragraph" style:parent-style-name="Text_20_body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language="ru" fo:country="RU" officeooo:rsid="0047959b" officeooo:paragraph-rsid="00454d74" style:font-size-asian="14pt" style:language-asian="ru" style:country-asian="RU" style:font-name-complex="Times New Roman5" style:font-size-complex="12pt" style:language-complex="ar" style:country-complex="SA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officeooo:paragraph-rsid="0047959b"/>
    </style:style>
    <style:style style:name="P4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4fa544"/>
    </style:style>
    <style:style style:name="P4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Courier New" fo:font-size="11pt" officeooo:paragraph-rsid="004fa544" style:font-size-asian="11pt" style:font-name-complex="Courier New" style:font-size-complex="11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paragraph-rsid="004fa544"/>
    </style:style>
    <style:style style:name="P45" style:family="paragraph" style:parent-style-name="Text_20_body">
      <style:text-properties officeooo:rsid="000ef043" officeooo:paragraph-rsid="000ef043"/>
    </style:style>
    <style:style style:name="P46" style:family="paragraph" style:parent-style-name="Text_20_body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7" style:family="paragraph" style:parent-style-name="Text_20_body">
      <style:text-properties style:font-name="Times New Roman" fo:font-size="14pt" fo:language="ru" fo:country="RU" officeooo:rsid="0047959b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P48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49" style:family="paragraph" style:parent-style-name="Text_20_body">
      <style:text-properties fo:color="#000000" officeooo:rsid="003d3aef" officeooo:paragraph-rsid="004e4fa1"/>
    </style:style>
    <style:style style:name="P50" style:family="paragraph" style:parent-style-name="Text_20_body">
      <style:text-properties fo:language="ru" fo:country="RU" officeooo:rsid="004cf453" officeooo:paragraph-rsid="004fa544"/>
    </style:style>
    <style:style style:name="P51" style:family="paragraph" style:parent-style-name="Text_20_body">
      <style:text-properties style:font-name="Courier New" fo:font-size="11pt" fo:language="en" fo:country="US" officeooo:paragraph-rsid="004fa544" style:font-size-asian="11pt" style:font-name-complex="Courier New" style:font-size-complex="11pt"/>
    </style:style>
    <style:style style:name="P52" style:family="paragraph" style:parent-style-name="Text_20_body">
      <style:text-properties style:font-name="Courier New" fo:font-size="11pt" officeooo:paragraph-rsid="004fa544" style:font-size-asian="11pt" style:font-name-complex="Courier New" style:font-size-complex="11pt"/>
    </style:style>
    <style:style style:name="P53" style:family="paragraph" style:parent-style-name="Text_20_body">
      <style:text-properties officeooo:paragraph-rsid="004fa544"/>
    </style:style>
    <style:style style:name="P54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officeooo:rsid="0048c4a7" officeooo:paragraph-rsid="004984e7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officeooo:rsid="0048c4a7" officeooo:paragraph-rsid="004aa231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officeooo:rsid="0048c4a7" officeooo:paragraph-rsid="004c507b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60afc" officeooo:paragraph-rsid="0047579d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7959b" officeooo:paragraph-rsid="0047959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8c4a7" officeooo:paragraph-rsid="004c507b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in" fo:margin-right="0in" fo:margin-top="0in" fo:margin-bottom="0.0783in" loext:contextual-spacing="false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in" fo:margin-right="0in" fo:margin-top="0in" fo:margin-bottom="0.0783in" loext:contextual-spacing="false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in" fo:margin-right="0in" fo:margin-top="0in" fo:margin-bottom="0.0783in" loext:contextual-spacing="false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in" fo:margin-right="0in" fo:margin-top="0in" fo:margin-bottom="0.0783in" loext:contextual-spacing="false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in" fo:margin-right="0in" fo:margin-top="0in" fo:margin-bottom="0.0783in" loext:contextual-spacing="false" fo:line-height="150%" fo:text-align="center" style:justify-single-word="false" fo:orphans="2" fo:widows="2" fo:text-indent="0.0398in" style:auto-text-indent="false" fo:background-color="transparent" text:number-lines="false" text:line-number="0"/>
      <style:text-properties fo:font-size="12pt" fo:language="en" fo:country="US" officeooo:rsid="004aa231" officeooo:paragraph-rsid="004c507b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.0783in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.0783in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75" style:family="paragraph" style:parent-style-name="Table_20_Contents">
      <loext:graphic-properties draw:fill="none"/>
      <style:paragraph-properties fo:margin-left="0.0398in" fo:margin-right="0.0398in" fo:margin-top="0in" fo:margin-bottom="0.0783in" loext:contextual-spacing="false" fo:line-height="150%" fo:text-align="center" style:justify-single-word="false" fo:orphans="2" fo:widows="2" fo:text-indent="0in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76" style:family="paragraph" style:parent-style-name="Table">
      <style:paragraph-properties fo:keep-with-next="always"/>
      <style:text-properties officeooo:paragraph-rsid="00454d74"/>
    </style:style>
    <style:style style:name="P77" style:family="paragraph" style:parent-style-name="Table">
      <style:text-properties officeooo:paragraph-rsid="00454d74"/>
    </style:style>
    <style:style style:name="P78" style:family="paragraph" style:parent-style-name="Text_20_body">
      <style:paragraph-properties fo:margin-left="0in" fo:margin-right="0in" fo:text-indent="0.4917in" style:auto-text-indent="false"/>
      <style:text-properties style:font-name="Courier New" fo:font-size="11pt" fo:language="en" fo:country="US" officeooo:paragraph-rsid="004fa544" style:font-size-asian="11pt" style:font-name-complex="Courier New" style:font-size-complex="11pt"/>
    </style:style>
    <style:style style:name="P79" style:family="paragraph" style:parent-style-name="Обычный">
      <style:paragraph-properties fo:text-align="start" style:justify-single-word="false"/>
      <style:text-properties fo:color="#000000" style:font-name="Courier New" fo:font-size="11pt" fo:language="en" fo:country="US" officeooo:rsid="00136246" officeooo:paragraph-rsid="004fa544" style:font-size-asian="11pt" style:language-asian="ru" style:country-asian="RU" style:font-name-complex="Courier New" style:font-size-complex="11pt" style:language-complex="ar" style:country-complex="SA"/>
    </style:style>
    <style:style style:name="P80" style:family="paragraph" style:parent-style-name="Обычный">
      <style:text-properties style:font-name="Courier New" fo:font-size="11pt" fo:language="en" fo:country="US" officeooo:paragraph-rsid="004fa544" style:font-size-asian="11pt" style:language-asian="ru" style:country-asian="RU" style:font-name-complex="Courier New" style:font-size-complex="11pt" style:language-complex="ar" style:country-complex="SA"/>
    </style:style>
    <style:style style:name="P81" style:family="paragraph" style:parent-style-name="Обычный">
      <style:text-properties style:font-name="Courier New" fo:font-size="11pt" officeooo:paragraph-rsid="004fa544" style:font-size-asian="11pt" style:language-asian="ru" style:country-asian="RU" style:font-name-complex="Courier New" style:font-size-complex="11pt" style:language-complex="ar" style:country-complex="SA"/>
    </style:style>
    <style:style style:name="P82" style:family="paragraph" style:parent-style-name="Обычный">
      <style:text-properties officeooo:paragraph-rsid="004fa544"/>
    </style:style>
    <style:style style:name="P83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4" style:family="paragraph" style:parent-style-name="Heading_20_1">
      <style:paragraph-properties fo:break-before="page"/>
      <style:text-properties officeooo:rsid="000ef043" officeooo:paragraph-rsid="003724e9"/>
    </style:style>
    <style:style style:name="P85" style:family="paragraph" style:parent-style-name="Heading_20_1">
      <style:paragraph-properties fo:text-align="center" style:justify-single-word="false" fo:break-before="page"/>
      <style:text-properties fo:text-transform="uppercase" fo:color="#000000" style:font-name="Times New Roman3" fo:font-size="14pt" fo:language="en" fo:country="US" fo:font-style="normal" fo:font-weight="bold" officeooo:rsid="000ef043" officeooo:paragraph-rsid="004fa544" style:font-name-asian="Microsoft YaHei" style:font-size-asian="18.2000007629395pt" style:language-asian="ru" style:country-asian="RU" style:font-weight-asian="bold" style:font-name-complex="Mangal" style:font-size-complex="18.2000007629395pt" style:language-complex="ar" style:country-complex="SA" style:font-weight-complex="bold"/>
    </style:style>
    <style:style style:name="P86" style:family="paragraph" style:parent-style-name="Heading_20_2">
      <style:paragraph-properties fo:text-align="justify" style:justify-single-word="false"/>
      <style:text-properties fo:color="#000000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87" style:family="paragraph" style:parent-style-name="Heading_20_2">
      <style:text-properties style:font-name="Times New Roman2" fo:font-size="14pt" fo:font-weight="bold" officeooo:rsid="004e4fa1" officeooo:paragraph-rsid="004e4f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Text_20_body" style:list-style-name="L1">
      <style:text-properties officeooo:paragraph-rsid="00454d74"/>
    </style:style>
    <style:style style:name="P90" style:family="paragraph" style:parent-style-name="Text_20_body" style:list-style-name="L1">
      <style:text-properties officeooo:rsid="0040a975" officeooo:paragraph-rsid="0040a975"/>
    </style:style>
    <style:style style:name="P91" style:family="paragraph" style:parent-style-name="Text_20_body" style:list-style-name="L1">
      <style:text-properties style:font-name="Times New Roman" fo:font-size="14pt" officeooo:rsid="004e4fa1" officeooo:paragraph-rsid="004e4fa1"/>
    </style:style>
    <style:style style:name="P92" style:family="paragraph" style:parent-style-name="Text_20_body" style:list-style-name="L1">
      <style:text-properties style:font-name="Times New Roman" fo:font-size="14pt" fo:language="ru" fo:country="RU" officeooo:rsid="004e4fa1" officeooo:paragraph-rsid="004e4fa1"/>
    </style:style>
    <style:style style:name="P93" style:family="paragraph" style:parent-style-name="Text_20_body" style:list-style-name="L2">
      <style:text-properties style:font-name="Times New Roman" fo:font-size="14pt" fo:language="ru" fo:country="RU" officeooo:rsid="0047959b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P94" style:family="paragraph" style:parent-style-name="Text_20_body" style:list-style-name="L1">
      <style:text-properties fo:language="ru" fo:country="RU" officeooo:rsid="0041e5b2" officeooo:paragraph-rsid="00437898"/>
    </style:style>
    <style:style style:name="P95" style:family="paragraph" style:parent-style-name="Text_20_body" style:list-style-name="L1">
      <style:text-properties fo:language="ru" fo:country="RU" officeooo:rsid="0041e5b2" officeooo:paragraph-rsid="0041e5b2"/>
    </style:style>
    <style:style style:name="P96" style:family="paragraph" style:parent-style-name="Text_20_body" style:list-style-name="L1">
      <style:text-properties fo:language="ru" fo:country="RU" officeooo:rsid="00454d74" officeooo:paragraph-rsid="00454d74"/>
    </style:style>
    <style:style style:name="P97" style:family="paragraph" style:parent-style-name="Text_20_body" style:list-style-name="L2">
      <style:text-properties fo:language="ru" fo:country="RU" officeooo:rsid="00454d74" officeooo:paragraph-rsid="0048c4a7"/>
    </style:style>
    <style:style style:name="P98" style:family="paragraph" style:parent-style-name="Text_20_body" style:list-style-name="L1">
      <style:text-properties fo:language="en" fo:country="US" officeooo:rsid="00454d74" officeooo:paragraph-rsid="00454d74"/>
    </style:style>
    <style:style style:name="P99" style:family="paragraph" style:parent-style-name="Text_20_body" style:list-style-name="L2">
      <style:text-properties officeooo:paragraph-rsid="004f9081"/>
    </style:style>
    <style:style style:name="P100" style:family="paragraph" style:parent-style-name="Text_20_body" style:list-style-name="L2">
      <style:text-properties officeooo:paragraph-rsid="0048c4a7"/>
    </style:style>
    <style:style style:name="P101" style:family="paragraph" style:parent-style-name="Text_20_body" style:list-style-name="L2">
      <style:text-properties officeooo:rsid="004f9081" officeooo:paragraph-rsid="004f9081"/>
    </style:style>
    <style:style style:name="P102" style:family="paragraph" style:parent-style-name="Text_20_body" style:list-style-name="L1">
      <style:paragraph-properties fo:margin-left="0in" fo:margin-right="0in" fo:text-indent="0in" style:auto-text-indent="false"/>
      <style:text-properties fo:language="ru" fo:country="RU" officeooo:rsid="004e4fa1" officeooo:paragraph-rsid="004e4fa1"/>
    </style:style>
    <style:style style:name="P103" style:family="paragraph" style:parent-style-name="Text_20_body" style:list-style-name="L1">
      <style:paragraph-properties fo:margin-left="0in" fo:margin-right="0in" fo:text-indent="0in" style:auto-text-indent="false"/>
      <style:text-properties officeooo:rsid="00454d74" officeooo:paragraph-rsid="00454d74"/>
    </style:style>
    <style:style style:name="P104" style:family="paragraph" style:parent-style-name="Text_20_body" style:list-style-name="L2">
      <style:paragraph-properties fo:margin-left="0in" fo:margin-right="0in" fo:text-indent="0in" style:auto-text-indent="false"/>
      <style:text-properties officeooo:rsid="00454d74" officeooo:paragraph-rsid="0048c4a7"/>
    </style:style>
    <style:style style:name="P105" style:family="paragraph" style:parent-style-name="Text_20_body" style:list-style-name="L2">
      <style:paragraph-properties fo:margin-left="0in" fo:margin-right="0in" fo:text-indent="0in" style:auto-text-indent="false"/>
      <style:text-properties officeooo:paragraph-rsid="0047959b"/>
    </style:style>
    <style:style style:name="P106" style:family="paragraph" style:parent-style-name="Text_20_body" style:list-style-name="L2">
      <style:paragraph-properties fo:margin-left="0in" fo:margin-right="0in" fo:text-indent="0in" style:auto-text-indent="false"/>
      <style:text-properties fo:color="#000000" style:font-name="Times New Roman" fo:font-size="14pt" fo:language="ru" fo:country="RU" fo:font-weight="normal" officeooo:rsid="0011ddc4" officeooo:paragraph-rsid="0047959b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fo:color="#000000" style:font-name="Courier New" fo:font-size="11pt" fo:language="en" fo:country="US" fo:font-style="normal" fo:font-weight="bold" officeooo:rsid="000ef043" style:font-name-asian="Microsoft YaHei" style:font-size-asian="11pt" style:language-asian="ru" style:country-asian="RU" style:font-weight-asian="bold" style:font-name-complex="Courier New" style:font-size-complex="11pt" style:language-complex="ar" style:country-complex="SA" style:font-weight-complex="bold"/>
    </style:style>
    <style:style style:name="T3" style:family="text">
      <style:text-properties fo:text-transform="uppercase" fo:color="#000000" style:font-name="Courier New" fo:font-size="11pt" fo:language="en" fo:country="US" fo:font-style="normal" fo:font-weight="normal" officeooo:rsid="000ef043" style:font-name-asian="Microsoft YaHei" style:font-size-asian="11pt" style:language-asian="ru" style:country-asian="RU" style:font-weight-asian="normal" style:font-name-complex="Courier New" style:font-size-complex="11pt" style:language-complex="ar" style:country-complex="SA" style:font-weight-complex="normal"/>
    </style:style>
    <style:style style:name="T4" style:family="text">
      <style:text-properties style:font-name="Times New Roman" fo:font-size="14pt"/>
    </style:style>
    <style:style style:name="T5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fo:language="ru" fo:country="RU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fo:font-size="14pt" fo:language="en" fo:country="US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9" style:family="text">
      <style:text-properties style:font-name="Times New Roman" fo:font-size="14pt" fo:language="en" fo:country="US" officeooo:rsid="00460afc" style:font-size-asian="14pt" style:language-asian="ru" style:country-asian="RU" style:font-name-complex="Times New Roman5" style:font-size-complex="12pt" style:language-complex="ar" style:country-complex="SA"/>
    </style:style>
    <style:style style:name="T10" style:family="text">
      <style:text-properties style:font-name="Times New Roman" fo:font-size="14pt" fo:language="en" fo:country="US" officeooo:rsid="0048c4a7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en" fo:country="US" officeooo:rsid="004f9081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font-style="normal" officeooo:rsid="004e4fa1" style:font-size-asian="12pt" style:font-style-asian="italic" style:font-name-complex="Mangal1" style:font-size-complex="12pt" style:font-style-complex="italic"/>
    </style:style>
    <style:style style:name="T13" style:family="text">
      <style:text-properties style:font-name="Times New Roman" fo:font-size="14pt" fo:font-style="normal" officeooo:rsid="004f9081" style:font-size-asian="12pt" style:font-style-asian="italic" style:font-name-complex="Mangal1" style:font-size-complex="12pt" style:font-style-complex="italic"/>
    </style:style>
    <style:style style:name="T14" style:family="text">
      <style:text-properties style:font-name="Times New Roman" fo:font-size="14pt" fo:font-style="normal" officeooo:rsid="004e4fa1" fo:background-color="transparent" loext:char-shading-value="0" style:font-size-asian="12pt" style:font-style-asian="italic" style:font-name-complex="Mangal1" style:font-size-complex="12pt" style:font-style-complex="italic"/>
    </style:style>
    <style:style style:name="T15" style:family="text">
      <style:text-properties style:font-name="Times New Roman" fo:font-size="14pt" officeooo:rsid="004fa544"/>
    </style:style>
    <style:style style:name="T16" style:family="text">
      <style:text-properties style:font-name="Times New Roman" style:font-size-complex="14pt"/>
    </style:style>
    <style:style style:name="T17" style:family="text">
      <style:text-properties style:font-name="Times New Roman" officeooo:rsid="003bee70" style:font-size-complex="14pt"/>
    </style:style>
    <style:style style:name="T18" style:family="text">
      <style:text-properties style:font-name="Times New Roman" fo:language="en" fo:country="US"/>
    </style:style>
    <style:style style:name="T19" style:family="text">
      <style:text-properties style:font-name="Times New Roman" fo:language="en" fo:country="US" officeooo:rsid="004aa231"/>
    </style:style>
    <style:style style:name="T20" style:family="text">
      <style:text-properties style:font-name="Times New Roman" fo:language="en" fo:country="US" officeooo:rsid="004c507b"/>
    </style:style>
    <style:style style:name="T21" style:family="text">
      <style:text-properties style:font-name="Times New Roman" officeooo:rsid="004aa231"/>
    </style:style>
    <style:style style:name="T22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3" style:family="text">
      <style:text-properties fo:color="#000000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4" style:family="text">
      <style:text-properties fo:color="#00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5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6" style:family="text">
      <style:text-properties fo:color="#000000" style:font-name="Times New Roman" fo:font-size="14pt" fo:language="ru" fo:country="RU" officeooo:rsid="003ff755" style:font-size-asian="14pt" style:language-asian="ru" style:country-asian="RU" style:font-name-complex="Times New Roman5" style:font-size-complex="14pt" style:language-complex="ar" style:country-complex="SA"/>
    </style:style>
    <style:style style:name="T27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8" style:family="text">
      <style:text-properties fo:font-variant="normal" fo:text-transform="none" style:font-name="Times New Roman" fo:font-size="14pt" fo:language="ru" fo:country="RU" fo:font-weight="normal" officeooo:rsid="004e4fa1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000000" style:font-name="Times New Roman" fo:font-size="14pt" fo:font-weight="normal" officeooo:rsid="004fa544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437898"/>
    </style:style>
    <style:style style:name="T32" style:family="text">
      <style:text-properties fo:language="en" fo:country="US" officeooo:rsid="00454d74"/>
    </style:style>
    <style:style style:name="T33" style:family="text">
      <style:text-properties fo:language="en" fo:country="US" officeooo:rsid="00460afc"/>
    </style:style>
    <style:style style:name="T34" style:family="text">
      <style:text-properties fo:language="en" fo:country="US" officeooo:rsid="0048c4a7"/>
    </style:style>
    <style:style style:name="T35" style:family="text">
      <style:text-properties fo:language="en" fo:country="US" officeooo:rsid="004984e7"/>
    </style:style>
    <style:style style:name="T36" style:family="text">
      <style:text-properties fo:language="en" fo:country="US" officeooo:rsid="004aa231"/>
    </style:style>
    <style:style style:name="T37" style:family="text">
      <style:text-properties fo:language="en" fo:country="US" officeooo:rsid="004c507b"/>
    </style:style>
    <style:style style:name="T38" style:family="text">
      <style:text-properties fo:language="en" fo:country="US" officeooo:rsid="004cea41"/>
    </style:style>
    <style:style style:name="T39" style:family="text">
      <style:text-properties fo:language="en" fo:country="US" officeooo:rsid="004e4fa1"/>
    </style:style>
    <style:style style:name="T40" style:family="text">
      <style:text-properties fo:language="en" fo:country="US" officeooo:rsid="004e8642"/>
    </style:style>
    <style:style style:name="T41" style:family="text">
      <style:text-properties fo:language="en" fo:country="US" officeooo:rsid="004f9081"/>
    </style:style>
    <style:style style:name="T42" style:family="text">
      <style:text-properties fo:language="en" fo:country="US" style:language-asian="ru" style:country-asian="RU" style:language-complex="ar" style:country-complex="SA"/>
    </style:style>
    <style:style style:name="T43" style:family="text">
      <style:text-properties fo:language="en" fo:country="US" fo:font-weight="bold" style:font-weight-asian="bold" style:font-weight-complex="bold"/>
    </style:style>
    <style:style style:name="T44" style:family="text">
      <style:text-properties officeooo:rsid="001b2153"/>
    </style:style>
    <style:style style:name="T45" style:family="text">
      <style:text-properties fo:language="ru" fo:country="RU" officeooo:rsid="00454d74"/>
    </style:style>
    <style:style style:name="T46" style:family="text">
      <style:text-properties officeooo:rsid="003bee70"/>
    </style:style>
    <style:style style:name="T47" style:family="text">
      <style:text-properties officeooo:rsid="00437898"/>
    </style:style>
    <style:style style:name="T48" style:family="text">
      <style:text-properties officeooo:rsid="00454d74"/>
    </style:style>
    <style:style style:name="T49" style:family="text">
      <style:text-properties officeooo:rsid="00460afc"/>
    </style:style>
    <style:style style:name="T50" style:family="text">
      <style:text-properties officeooo:rsid="0047579d"/>
    </style:style>
    <style:style style:name="T51" style:family="text">
      <style:text-properties officeooo:rsid="0048c4a7"/>
    </style:style>
    <style:style style:name="T52" style:family="text">
      <style:text-properties officeooo:rsid="004984e7"/>
    </style:style>
    <style:style style:name="T53" style:family="text">
      <style:text-properties officeooo:rsid="004aa231"/>
    </style:style>
    <style:style style:name="T54" style:family="text">
      <style:text-properties officeooo:rsid="004c507b"/>
    </style:style>
    <style:style style:name="T55" style:family="text">
      <style:text-properties officeooo:rsid="004e4fa1"/>
    </style:style>
    <style:style style:name="T56" style:family="text">
      <style:text-properties officeooo:rsid="003ff755"/>
    </style:style>
    <style:style style:name="T57" style:family="text">
      <style:text-properties officeooo:rsid="004e8642"/>
    </style:style>
    <style:style style:name="T58" style:family="text">
      <style:text-properties officeooo:rsid="004f9081"/>
    </style:style>
    <style:style style:name="T59" style:family="text">
      <style:text-properties officeooo:rsid="004fa544"/>
    </style:style>
    <style:style style:name="T60" style:family="text">
      <style:text-properties style:font-name="Courier New" fo:font-size="11pt" fo:language="en" fo:country="US" style:font-size-asian="11pt" style:language-asian="ru" style:country-asian="RU" style:font-name-complex="Courier New" style:font-size-complex="11pt" style:language-complex="ar" style:country-complex="SA"/>
    </style:style>
    <style:style style:name="T61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62" style:family="text">
      <style:text-properties style:font-name="Courier New" fo:font-size="11pt" fo:language="en" fo:country="US" officeooo:rsid="004fa544" style:font-size-asian="11pt" style:font-name-complex="Courier New" style:font-size-complex="11pt"/>
    </style:style>
    <style:style style:name="T63" style:family="text">
      <style:text-properties style:font-name="Courier New" fo:font-size="11pt" style:font-size-asian="11pt" style:language-asian="ru" style:country-asian="RU" style:font-name-complex="Courier New" style:font-size-complex="11pt" style:language-complex="ar" style:country-complex="SA"/>
    </style:style>
    <style:style style:name="T64" style:family="text">
      <style:text-properties style:font-name="Courier New" fo:font-size="11pt" officeooo:rsid="004fa544" style:font-size-asian="11pt" style:language-asian="ru" style:country-asian="RU" style:font-name-complex="Courier New" style:font-size-complex="11pt" style:language-complex="ar" style:country-complex="SA"/>
    </style:style>
    <style:style style:name="T65" style:family="text">
      <style:text-properties style:font-name="Courier New" fo:font-size="11pt" style:font-size-asian="11pt" style:font-name-complex="Courier New" style:font-size-complex="11pt"/>
    </style:style>
    <style:style style:name="T66" style:family="text">
      <style:text-properties style:font-name="Courier New" fo:font-size="11pt" officeooo:rsid="004fa544" style:font-size-asian="11pt" style:font-name-complex="Courier New" style:font-size-complex="11pt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officeooo:rsid="004fe1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Footnote_20_Symbol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7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Book_20_Title"><text:span text:style-name="T1">отчет</text:span></text:span></text:p>
      <text:p text:style-name="P2"><text:span text:style-name="T5">по лабораторной р</text:span><text:span text:style-name="T22">аботе №</text:span><text:span text:style-name="T24">1</text:span></text:p>
      <text:p text:style-name="P2"><text:span text:style-name="T5">по дисциплине </text:span><text:span text:style-name="T22">«</text:span><text:span text:style-name="T23">Организация ЭВМ и систем</text:span><text:span text:style-name="T22">»</text:span></text:p>
      <text:p text:style-name="P3"><text:span text:style-name="Book_20_Title"><text:span text:style-name="T27">Тема: Трансляции, отладка и выполнение программ </text:span></text:span></text:p>
      <text:p text:style-name="P3"><text:span text:style-name="Book_20_Title"><text:span text:style-name="T27">на языке Ассемблер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16">Студент гр. 0</text:span><text:span text:style-name="T17">382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11">Куликов М.Д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0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4">20<text:span text:style-name="T46">21</text:span></text:p>
      <text:h text:style-name="P88" text:outline-level="2">Цель работы.</text:h>
      <text:p text:style-name="P49"><text:span text:style-name="Book_20_Title"><text:span text:style-name="T28">Изучить трансляцию,отладку и выполнение программ на языке Ассемблера.</text:span></text:span></text:p>
      <text:p text:style-name="P45"/>
      <text:h text:style-name="Heading_20_2" text:outline-level="2">Задание.</text:h>
      <text:p text:style-name="P16"><text:tab/><text:tab/><text:tab/><text:tab/><text:tab/><text:tab/>Часть 1</text:p>
      <text:p text:style-name="P17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17">Выполняемые функцией действия и задаваемые ей параметры - следующие:</text:p>
      <text:p text:style-name="P17"><text:tab/><text:tab/>-обеспечивается вывод на экран строки символов, заканчивающейся знаком "$";</text:p>
      <text:p text:style-name="P17"><text:tab/><text:tab/>- требуется задание в регистре ah номера функции, равного 09h, а в регистре dx - смещения адреса выводимой строки;</text:p>
      <text:p text:style-name="P17"><text:tab/><text:tab/>- используется регистр ax и не сохраняется его содержимое.</text:p>
      <text:p text:style-name="P17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17">3. Загрузить файл hello1.asm из каталога Задания в каталог Masm.</text:p>
      <text:p text:style-name="P17">4. Протранслировать программу с помощью строки</text:p>
      <text:p text:style-name="P17"><text:tab/><text:tab/><text:tab/><text:tab/><text:tab/>&gt; masm hello1.asm</text:p>
      <text:p text:style-name="P17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17">5. Скомпоновать загрузочный модуль с помощью строки</text:p>
      <text:p text:style-name="P17"><text:tab/><text:tab/><text:tab/><text:tab/><text:tab/>&gt; link hello1.obj</text:p>
      <text:p text:style-name="P17"><text:soft-page-break/>с созданием карты памяти и исполняемого файла hello1.exe.</text:p>
      <text:p text:style-name="P18">6. Выполнить программу в автоматическом режиме путем набора строки</text:p>
      <text:p text:style-name="P18"><text:tab/><text:tab/><text:tab/><text:tab/><text:tab/> <text:s text:c="2"/>&gt; hello1.exe</text:p>
      <text:p text:style-name="P17">убедиться в корректности ее работы и зафиксировать результат выполнения в протоколе.</text:p>
      <text:p text:style-name="P17">7. Запустить выполнение программы под управлением отладчика с помощью команды</text:p>
      <text:p text:style-name="P17"><text:tab/><text:tab/><text:tab/><text:tab/><text:tab/>&gt; afd hello1.exe</text:p>
      <text:p text:style-name="P17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h text:style-name="P86" text:outline-level="2">Результаты прогона программы под управлением отладчика должны быть представлены в виде, показанном на примере одной команды в табл.1, и подписаны преподавателем.</text:h>
      <text:p text:style-name="P48"><text:tab/><text:tab/><text:tab/><text:tab/><text:tab/><text:tab/>Часть 2</text:p>
      <text:p text:style-name="P48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15"><text:soft-page-break/></text:p>
      <text:h text:style-name="P87" text:outline-level="2"><text:span text:style-name="T56">В</text:span>ыполнение работы</text:h>
      <text:list xml:id="list3204591590" text:style-name="L1">
        <text:list-item>
          <text:p text:style-name="P90"><text:span text:style-name="T26">Ч</text:span><text:span text:style-name="T25">асть 1</text:span></text:p>
          <text:list>
            <text:list-item>
              <text:p text:style-name="P91">Просмотрен код программы hello1.asm и прочитаны комментарии, разобрано действие каждой строки.</text:p>
            </text:list-item>
            <text:list-item>
              <text:p text:style-name="P91">В строку Greeting были добавлены личные даные.</text:p>
            </text:list-item>
            <text:list-item>
              <text:p text:style-name="P94">Протранслированна программа <text:span text:style-name="T55">hello1.asm </text:span>с созданием объектного файла hello1.<text:span text:style-name="T31">obj</text:span> и файлом листинга<text:span text:style-name="T30"> </text:span><text:span text:style-name="T31">hello1.lst</text:span><text:span text:style-name="T30"> ,</text:span><text:span text:style-name="T39">ошибок не обнаружено.</text:span></text:p>
            </text:list-item>
            <text:list-item>
              <text:p text:style-name="P95">Скомпонован загрузочный модуль <text:span text:style-name="T47">с</text:span> созданием <text:s/>исполняемого файла hello1.exe<text:span text:style-name="T47">.</text:span></text:p>
            </text:list-item>
            <text:list-item>
              <text:p text:style-name="P94"><text:span text:style-name="T47">Запущена</text:span> программ<text:span text:style-name="T47">а</text:span> в автоматическом режиме. <text:span text:style-name="T55">Программа выполнилась без ошибок, результат корректен.</text:span></text:p>
            </text:list-item>
            <text:list-item>
              <text:p text:style-name="P92">Программа запущена под управлением отладчика.</text:p>
              <text:list>
                <text:list-item>
                  <text:list>
                    <text:list-item>
                      <text:list>
                        <text:list-header>
                          <text:p text:style-name="P102"><text:s text:c="11"/>Результаты <text:span text:style-name="T58">о</text:span>тладки программы:</text:p>
                        </text:list-header>
                      </text:list>
                    </text:list-item>
                  </text:list>
                </text:list-item>
              </text:list>
              <text:p text:style-name="P96">Начальное значение сегментных регистров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9"><text:span text:style-name="T45"><text:s/></text:span><text:span text:style-name="T32">CS </text:span><text:span text:style-name="T33">=</text:span><text:span text:style-name="T32"> 1A05<text:tab/>; <text:tab/>DS </text:span><text:span text:style-name="T33">=</text:span><text:span text:style-name="T32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3"><text:span text:style-name="T30"><text:tab/><text:tab/><text:tab/><text:tab/> ES </text:span><text:span text:style-name="T33">=</text:span><text:span text:style-name="T30"> 19F5<text:tab/>;<text:tab/>SS </text:span><text:span text:style-name="T33">=</text:span><text:span text:style-name="T30"> 1A0</text:span><text:span text:style-name="T40">С</text:span><text:span text:style-name="T30"> ;</text:span></text:p>
                                              <text:p text:style-name="P98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6"/>
            </text:list-item>
          </text:list>
        </text:list-item>
      </text:list>
      <text:p text:style-name="P76"/>
      <text:p text:style-name="P77">Табли<text:span text:style-name="T12">ца </text:span><text:span text:style-name="T13">1</text:span><text:span text:style-name="T14"> </text:span><text:span text:style-name="T12">- результаты отладки программы hello1.exe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701833210672">
          <table:table-cell table:style-name="Таблица2.A1" table:number-rows-spanned="2" office:value-type="string">
            <text:p text:style-name="P24">Адрес</text:p>
            <text:p text:style-name="P24">Команды</text:p>
          </table:table-cell>
          <table:table-cell table:style-name="Таблица2.A1" table:number-rows-spanned="2" office:value-type="string">
            <text:p text:style-name="P24">Символический</text:p>
            <text:p text:style-name="P24">код команды</text:p>
          </table:table-cell>
          <table:table-cell table:style-name="Таблица2.A1" table:number-rows-spanned="2" office:value-type="string">
            <text:p text:style-name="P24">16-ричный</text:p>
            <text:p text:style-name="P22">код команды</text:p>
          </table:table-cell>
          <table:table-cell table:style-name="Таблица2.D1" table:number-columns-spanned="2" office:value-type="string">
            <text:p text:style-name="P24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73">до выполнения </text:p>
          </table:table-cell>
          <table:table-cell table:style-name="Таблица2.E2" office:value-type="string">
            <text:p text:style-name="P29">После выполнения</text:p>
          </table:table-cell>
        </table:table-row>
        <table:table-row table:style-name="TableLine94701833388208">
          <table:table-cell table:style-name="Таблица2.D2" office:value-type="string">
            <text:p text:style-name="P24">00<text:span text:style-name="T33">10</text:span></text:p>
          </table:table-cell>
          <table:table-cell table:style-name="Таблица2.D2" office:value-type="string">
            <text:p text:style-name="P24">M<text:span text:style-name="T33">OV <text:s/>AX, 1A07</text:span></text:p>
          </table:table-cell>
          <table:table-cell table:style-name="Таблица2.D2" office:value-type="string">
            <text:p text:style-name="P58">B8071A</text:p>
          </table:table-cell>
          <table:table-cell table:style-name="Таблица2.D2" office:value-type="string">
            <text:p text:style-name="P54">AX = <text:span text:style-name="T33">0000</text:span></text:p>
            <text:p text:style-name="P54">IP = 00<text:span text:style-name="T33">10</text:span></text:p>
          </table:table-cell>
          <table:table-cell table:style-name="Таблица2.E2" office:value-type="string">
            <text:p text:style-name="P24">AX = <text:span text:style-name="T33">1A07</text:span></text:p>
            <text:p text:style-name="P24">IP = <text:span text:style-name="T30">00</text:span><text:span text:style-name="T33">1</text:span><text:span text:style-name="T30">3</text:span></text:p>
          </table:table-cell>
        </table:table-row>
        <table:table-row table:style-name="TableLine94701833390432">
          <table:table-cell table:style-name="Таблица2.D2" office:value-type="string">
            <text:p text:style-name="P32">0013</text:p>
          </table:table-cell>
          <table:table-cell table:style-name="Таблица2.D2" office:value-type="string">
            <text:p text:style-name="P24"><text:span text:style-name="T33">MOV</text:span> <text:s/><text:span text:style-name="T33">DS</text:span>, <text:span text:style-name="T33">AX</text:span></text:p>
          </table:table-cell>
          <table:table-cell table:style-name="Таблица2.D2" office:value-type="string">
            <text:p text:style-name="P58">8ED8</text:p>
          </table:table-cell>
          <table:table-cell table:style-name="Таблица2.D2" office:value-type="string">
            <text:p text:style-name="P58">DS <text:s/>= <text:span text:style-name="T48">19F5 </text:span></text:p>
            <text:p text:style-name="P58">IP = 0013</text:p>
          </table:table-cell>
          <table:table-cell table:style-name="Таблица2.E2" office:value-type="string">
            <text:p text:style-name="P58">DS <text:s/>= <text:s text:c="2"/>1A07</text:p>
            <text:p text:style-name="P58">IP = 0015</text:p>
          </table:table-cell>
        </table:table-row>
        <table:table-row table:style-name="TableLine94701833391696">
          <table:table-cell table:style-name="Таблица2.D2" office:value-type="string">
            <text:p text:style-name="P33">0015</text:p>
          </table:table-cell>
          <table:table-cell table:style-name="Таблица2.D2" office:value-type="string">
            <text:p text:style-name="P33">MOV DX, 000<text:span text:style-name="T57">0</text:span></text:p>
          </table:table-cell>
          <table:table-cell table:style-name="Таблица2.D2" office:value-type="string">
            <text:p text:style-name="P33">BA0000</text:p>
          </table:table-cell>
          <table:table-cell table:style-name="Таблица2.D2" office:value-type="string">
            <text:p text:style-name="P59">D<text:span text:style-name="T50">X</text:span> <text:s/>= <text:span text:style-name="T50">0000</text:span><text:span text:style-name="T48"> </text:span></text:p>
            <text:p text:style-name="P59">IP = 001<text:span text:style-name="T50">5</text:span></text:p>
          </table:table-cell>
          <table:table-cell table:style-name="Таблица2.E2" office:value-type="string">
            <text:p text:style-name="P59">D<text:span text:style-name="T50">X</text:span> <text:s/>= <text:span text:style-name="T50">0000</text:span><text:span text:style-name="T48"> </text:span></text:p>
            <text:p text:style-name="P59">IP = 001<text:span text:style-name="T50">8</text:span></text:p>
          </table:table-cell>
        </table:table-row>
        <text:soft-page-break/>
        <table:table-row table:style-name="TableLine94701833392992">
          <table:table-cell table:style-name="Таблица2.D2" office:value-type="string">
            <text:p text:style-name="P33">0018</text:p>
          </table:table-cell>
          <table:table-cell table:style-name="Таблица2.D2" office:value-type="string">
            <text:p text:style-name="P33">MOV AH, 09</text:p>
          </table:table-cell>
          <table:table-cell table:style-name="Таблица2.D2" office:value-type="string">
            <text:p text:style-name="P33">B409</text:p>
          </table:table-cell>
          <table:table-cell table:style-name="Таблица2.D2" office:value-type="string">
            <text:p text:style-name="P59"><text:span text:style-name="T50">AX</text:span> <text:s/>= 1A07<text:span text:style-name="T48"> </text:span></text:p>
            <text:p text:style-name="P59">IP = 001<text:span text:style-name="T50">8</text:span></text:p>
          </table:table-cell>
          <table:table-cell table:style-name="Таблица2.E2" office:value-type="string">
            <text:p text:style-name="P59"><text:span text:style-name="T50">AX</text:span> <text:s/>= <text:span text:style-name="T50">09</text:span>07<text:span text:style-name="T48"> </text:span></text:p>
            <text:p text:style-name="P59">IP = 00<text:span text:style-name="T50">1A</text:span></text:p>
          </table:table-cell>
        </table:table-row>
        <table:table-row table:style-name="TableLine94701833394160">
          <table:table-cell table:style-name="Таблица2.D2" office:value-type="string">
            <text:p text:style-name="P33">001A</text:p>
          </table:table-cell>
          <table:table-cell table:style-name="Таблица2.D2" office:value-type="string">
            <text:p text:style-name="P33">INT 21</text:p>
          </table:table-cell>
          <table:table-cell table:style-name="Таблица2.D2" office:value-type="string">
            <text:p text:style-name="P33">CD21</text:p>
          </table:table-cell>
          <table:table-cell table:style-name="Таблица2.D2" office:value-type="string">
            <text:p text:style-name="P59">IP = 001<text:span text:style-name="T50">A</text:span></text:p>
          </table:table-cell>
          <table:table-cell table:style-name="Таблица2.E2" office:value-type="string">
            <text:p text:style-name="P59">IP = 001<text:span text:style-name="T50">C</text:span></text:p>
          </table:table-cell>
        </table:table-row>
        <table:table-row table:style-name="TableLine94701833395376">
          <table:table-cell table:style-name="Таблица2.D2" office:value-type="string">
            <text:p text:style-name="P33">001C</text:p>
          </table:table-cell>
          <table:table-cell table:style-name="Таблица2.D2" office:value-type="string">
            <text:p text:style-name="P33">MOV AH, 4C</text:p>
          </table:table-cell>
          <table:table-cell table:style-name="Таблица2.D2" office:value-type="string">
            <text:p text:style-name="P33">B44C</text:p>
          </table:table-cell>
          <table:table-cell table:style-name="Таблица2.D2" office:value-type="string">
            <text:p text:style-name="P60">AX = 0907</text:p>
            <text:p text:style-name="P60">IP = 001C</text:p>
          </table:table-cell>
          <table:table-cell table:style-name="Таблица2.E2" office:value-type="string">
            <text:p text:style-name="P60">AX = 4C07</text:p>
            <text:p text:style-name="P60">IP = 001E</text:p>
          </table:table-cell>
        </table:table-row>
        <table:table-row table:style-name="TableLine94701833396592">
          <table:table-cell table:style-name="Таблица2.D2" office:value-type="string">
            <text:p text:style-name="P33">001E</text:p>
          </table:table-cell>
          <table:table-cell table:style-name="Таблица2.D2" office:value-type="string">
            <text:p text:style-name="P33">INT 21</text:p>
          </table:table-cell>
          <table:table-cell table:style-name="Таблица2.D2" office:value-type="string">
            <text:p text:style-name="P33">CD21</text:p>
          </table:table-cell>
          <table:table-cell table:style-name="Таблица2.D2" office:value-type="string">
            <text:p text:style-name="P61">IP = 001E</text:p>
          </table:table-cell>
          <table:table-cell table:style-name="Таблица2.E2" office:value-type="string">
            <text:p text:style-name="P61">IP = <text:span text:style-name="T58">0010</text:span></text:p>
          </table:table-cell>
        </table:table-row>
      </table:table>
      <text:p text:style-name="P40"/>
      <text:list xml:id="list824290209" text:style-name="L2">
        <text:list-item>
          <text:p text:style-name="P93">Часть 2</text:p>
          <text:list>
            <text:list-item>
              <text:p text:style-name="P99"><text:span text:style-name="T7">Проделаны аналогичные шаги <text:s/>1.1-1.6 для программы </text:span><text:span text:style-name="T8">hello2.asm.<text:line-break/></text:span><text:span text:style-name="T11">В строку Greeting дописаны личные данные.</text:span></text:p>
              <text:p text:style-name="P101"><text:span text:style-name="T7">Р</text:span><text:span text:style-name="T6">езультаты отладки программы :</text:span></text:p>
            </text:list-item>
          </text:list>
        </text:list-item>
      </text:list>
      <text:p text:style-name="P47"/>
      <text:list xml:id="list153558191385180" text:continue-numbering="true" text:style-name="L2">
        <text:list-item>
          <text:list>
            <text:list-header>
              <text:p text:style-name="P97">Начальное значение сегментных регистров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0"><text:span text:style-name="T45"><text:s/></text:span><text:span text:style-name="T32">CS </text:span><text:span text:style-name="T33">=</text:span><text:span text:style-name="T32"> 1A0</text:span><text:span text:style-name="T41">B</text:span><text:span text:style-name="T32"><text:tab/>; <text:tab/>DS </text:span><text:span text:style-name="T33">=</text:span><text:span text:style-name="T32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4"><text:span text:style-name="T8"><text:tab/><text:tab/><text:tab/><text:tab/> ES </text:span><text:span text:style-name="T9">=</text:span><text:span text:style-name="T8"> 19F5<text:tab/>;<text:tab/>SS </text:span><text:span text:style-name="T9">=</text:span><text:span text:style-name="T8"> 1A0</text:span><text:span text:style-name="T10">5</text:span><text:span text:style-name="T8"> 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3"/>
              <text:p text:style-name="P105"/>
            </text:list-header>
          </text:list>
        </text:list-item>
      </text:list>
      <text:p text:style-name="P41"/>
      <text:p text:style-name="P41"/>
      <text:p text:style-name="P41"/>
      <text:list xml:id="list153559608785935" text:continue-numbering="true" text:style-name="L2">
        <text:list-item>
          <text:list>
            <text:list-item>
              <text:p text:style-name="P105">Таблица <text:span text:style-name="T58">2</text:span> — <text:span text:style-name="T58">Результаты отлидки программы hello2.exe.</text:span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TableLine94701833430352">
          <table:table-cell table:style-name="Таблица5.A1" table:number-rows-spanned="2" office:value-type="string">
            <text:p text:style-name="P25">Адрес</text:p>
            <text:p text:style-name="P25">Команды</text:p>
          </table:table-cell>
          <table:table-cell table:style-name="Таблица5.A1" table:number-rows-spanned="2" office:value-type="string">
            <text:p text:style-name="P25">Символический</text:p>
            <text:p text:style-name="P25">код команды</text:p>
          </table:table-cell>
          <table:table-cell table:style-name="Таблица5.A1" table:number-rows-spanned="2" office:value-type="string">
            <text:p text:style-name="P25">16-ричный</text:p>
            <text:p text:style-name="P23">код команды</text:p>
          </table:table-cell>
          <table:table-cell table:style-name="Таблица5.D1" table:number-columns-spanned="2" office:value-type="string">
            <text:p text:style-name="P25">Содержимое регистров и ячеек памяти</text:p>
          </table:table-cell>
          <table:covered-table-cell/>
        </table:table-row>
        <table:table-row table:style-name="Таблица5.2">
          <table:covered-table-cell/>
          <table:covered-table-cell/>
          <table:covered-table-cell/>
          <table:table-cell table:style-name="Таблица5.D2" office:value-type="string">
            <text:p text:style-name="P74">до выполнения </text:p>
          </table:table-cell>
          <table:table-cell table:style-name="Таблица5.E2" office:value-type="string">
            <text:p text:style-name="P30">После выполнения</text:p>
          </table:table-cell>
        </table:table-row>
        <table:table-row table:style-name="TableLine94701833565440">
          <table:table-cell table:style-name="Таблица5.D2" office:value-type="string">
            <text:p text:style-name="P25">000<text:span text:style-name="T34">5</text:span></text:p>
          </table:table-cell>
          <table:table-cell table:style-name="Таблица5.D2" office:value-type="string">
            <text:p text:style-name="P34">PUSH DS</text:p>
          </table:table-cell>
          <table:table-cell table:style-name="Таблица5.D2" office:value-type="string">
            <text:p text:style-name="P62">1E</text:p>
          </table:table-cell>
          <table:table-cell table:style-name="Таблица5.D2" office:value-type="string">
            <text:p text:style-name="P25">IP = 000<text:span text:style-name="T34">5</text:span></text:p>
            <text:p text:style-name="P31"><text:span text:style-name="T34">S</text:span><text:span text:style-name="T30">P = 0018</text:span></text:p>
            <text:p text:style-name="P62">Stack <text:s/>+0 0000</text:p>
            <text:p text:style-name="P62"><text:s text:c="10"/>+2 0000</text:p>
            <text:p text:style-name="P62"><text:s text:c="10"/>+4 0000</text:p>
            <text:p text:style-name="P62"><text:s text:c="9"/>+6 0000</text:p>
          </table:table-cell>
          <table:table-cell table:style-name="Таблица5.E2" office:value-type="string">
            <text:p text:style-name="P25">IP = 000<text:span text:style-name="T34">5</text:span></text:p>
            <text:p text:style-name="P31"><text:span text:style-name="T34">S</text:span><text:span text:style-name="T30">P = 0016</text:span></text:p>
            <text:p text:style-name="P62">Stack <text:s/>+0 19F5</text:p>
            <text:p text:style-name="P62"><text:s text:c="10"/>+2 0000</text:p>
            <text:p text:style-name="P62"><text:s text:c="10"/>+4 0000</text:p>
            <text:p text:style-name="P62"><text:s text:c="9"/>+6 0000</text:p>
          </table:table-cell>
        </table:table-row>
        <table:table-row table:style-name="TableLine94701833567472">
          <table:table-cell table:style-name="Таблица5.D2" office:value-type="string">
            <text:p text:style-name="P34">0006</text:p>
          </table:table-cell>
          <table:table-cell table:style-name="Таблица5.D2" office:value-type="string">
            <text:p text:style-name="P34">SUB AX, AX</text:p>
          </table:table-cell>
          <table:table-cell table:style-name="Таблица5.D2" office:value-type="string">
            <text:p text:style-name="P62">2B C0</text:p>
          </table:table-cell>
          <table:table-cell table:style-name="Таблица5.D2" office:value-type="string">
            <text:p text:style-name="P26">IP = 000<text:span text:style-name="T41">6</text:span></text:p>
          </table:table-cell>
          <table:table-cell table:style-name="Таблица5.E2" office:value-type="string">
            <text:p text:style-name="P75">IP = 0008</text:p>
          </table:table-cell>
        </table:table-row>
        <text:soft-page-break/>
        <table:table-row table:style-name="TableLine94701833568496">
          <table:table-cell table:style-name="Таблица5.D2" office:value-type="string">
            <text:p text:style-name="P34">0008</text:p>
          </table:table-cell>
          <table:table-cell table:style-name="Таблица5.D2" office:value-type="string">
            <text:p text:style-name="P34">PU<text:span text:style-name="T52">S</text:span>H AX</text:p>
          </table:table-cell>
          <table:table-cell table:style-name="Таблица5.D2" office:value-type="string">
            <text:p text:style-name="P62">50</text:p>
          </table:table-cell>
          <table:table-cell table:style-name="Таблица5.D2" office:value-type="string">
            <text:p text:style-name="P25">IP = 000<text:span text:style-name="T34">8</text:span></text:p>
            <text:p text:style-name="P31"><text:span text:style-name="T41">SP</text:span><text:span text:style-name="T30"> = 0016</text:span></text:p>
            <text:p text:style-name="P62">Stack <text:s/>+0 19F5</text:p>
            <text:p text:style-name="P62"><text:s text:c="10"/>+2 0000</text:p>
            <text:p text:style-name="P62"><text:s text:c="10"/>+4 0000</text:p>
            <text:p text:style-name="P62"><text:s text:c="10"/>+6 0000</text:p>
          </table:table-cell>
          <table:table-cell table:style-name="Таблица5.E2" office:value-type="string">
            <text:p text:style-name="P28">IP = 000<text:span text:style-name="T35">9</text:span></text:p>
            <text:p text:style-name="P28"><text:span text:style-name="T41">SP</text:span><text:span text:style-name="T35"> =0014</text:span></text:p>
            <text:p text:style-name="P62">Stack <text:s/>+0 0000</text:p>
            <text:p text:style-name="P62"><text:s text:c="11"/>+2 19F5</text:p>
            <text:p text:style-name="P62"><text:s text:c="11"/>+4 0000</text:p>
            <text:p text:style-name="P68"><text:s text:c="11"/>+6 0000</text:p>
          </table:table-cell>
        </table:table-row>
        <table:table-row table:style-name="TableLine94701833569472">
          <table:table-cell table:style-name="Таблица5.D2" office:value-type="string">
            <text:p text:style-name="P35">0009</text:p>
          </table:table-cell>
          <table:table-cell table:style-name="Таблица5.D2" office:value-type="string">
            <text:p text:style-name="P35">MOV AX, 1A07</text:p>
          </table:table-cell>
          <table:table-cell table:style-name="Таблица5.D2" office:value-type="string">
            <text:p text:style-name="P66">B8071A</text:p>
          </table:table-cell>
          <table:table-cell table:style-name="Таблица5.D2" office:value-type="string">
            <text:p text:style-name="P27">IP = 000<text:span text:style-name="T35">9</text:span></text:p>
            <text:p text:style-name="P35">AX = 0000</text:p>
          </table:table-cell>
          <table:table-cell table:style-name="Таблица5.E2" office:value-type="string">
            <text:p text:style-name="P27">IP = <text:s/><text:span text:style-name="T35">000C</text:span></text:p>
            <text:p text:style-name="P31"><text:span text:style-name="T30">AX = </text:span><text:span text:style-name="T18">1A07</text:span></text:p>
          </table:table-cell>
        </table:table-row>
        <table:table-row table:style-name="TableLine94701833570560">
          <table:table-cell table:style-name="Таблица5.D2" office:value-type="string">
            <text:p text:style-name="P35">000C</text:p>
          </table:table-cell>
          <table:table-cell table:style-name="Таблица5.D2" office:value-type="string">
            <text:p text:style-name="P35">MOV DS, AX</text:p>
          </table:table-cell>
          <table:table-cell table:style-name="Таблица5.D2" office:value-type="string">
            <text:p text:style-name="P66">8ED8</text:p>
          </table:table-cell>
          <table:table-cell table:style-name="Таблица5.D2" office:value-type="string">
            <text:p text:style-name="P35">IP = 000C </text:p>
            <text:p text:style-name="P35">DS = <text:s/>19F5</text:p>
          </table:table-cell>
          <table:table-cell table:style-name="Таблица5.E2" office:value-type="string">
            <text:p text:style-name="P35">IP = 000E</text:p>
            <text:p text:style-name="P35">DS = 1A07</text:p>
          </table:table-cell>
        </table:table-row>
        <table:table-row table:style-name="TableLine94701833571776">
          <table:table-cell table:style-name="Таблица5.D2" office:value-type="string">
            <text:p text:style-name="P35">000E</text:p>
          </table:table-cell>
          <table:table-cell table:style-name="Таблица5.D2" office:value-type="string">
            <text:p text:style-name="P35">MOV DX, 0000</text:p>
          </table:table-cell>
          <table:table-cell table:style-name="Таблица5.D2" office:value-type="string">
            <text:p text:style-name="P66">BA0000</text:p>
          </table:table-cell>
          <table:table-cell table:style-name="Таблица5.D2" office:value-type="string">
            <text:p text:style-name="P35">IP = 000E </text:p>
          </table:table-cell>
          <table:table-cell table:style-name="Таблица5.E2" office:value-type="string">
            <text:p text:style-name="P35">IP = 0011</text:p>
          </table:table-cell>
        </table:table-row>
        <table:table-row table:style-name="TableLine94701833572992">
          <table:table-cell table:style-name="Таблица5.D2" office:value-type="string">
            <text:p text:style-name="P35">0011</text:p>
          </table:table-cell>
          <table:table-cell table:style-name="Таблица5.D2" office:value-type="string">
            <text:p text:style-name="P35">CALL 0000</text:p>
          </table:table-cell>
          <table:table-cell table:style-name="Таблица5.D2" office:value-type="string">
            <text:p text:style-name="P66">E8ECFF</text:p>
          </table:table-cell>
          <table:table-cell table:style-name="Таблица5.D2" office:value-type="string">
            <text:p text:style-name="P35">IP = 0011</text:p>
            <text:p text:style-name="P35">SP = 0014</text:p>
            <text:p text:style-name="P63">Stack <text:s/>+0 0000</text:p>
            <text:p text:style-name="P63"><text:s text:c="11"/>+2 19F5</text:p>
            <text:p text:style-name="P63"><text:s text:c="11"/>+4 0000</text:p>
            <text:p text:style-name="P69"><text:s text:c="11"/>+6 0000</text:p>
          </table:table-cell>
          <table:table-cell table:style-name="Таблица5.E2" office:value-type="string">
            <text:p text:style-name="P35">IP = 0000</text:p>
            <text:p text:style-name="P35">SP = 0012</text:p>
            <text:p text:style-name="P55"><text:span text:style-name="T30">Stack <text:s/>+0 00</text:span><text:span text:style-name="T36">14</text:span></text:p>
            <text:p text:style-name="P55"><text:span text:style-name="T30"><text:s text:c="11"/>+2 </text:span><text:span text:style-name="T19">0000</text:span></text:p>
            <text:p text:style-name="P64"><text:s text:c="11"/>+4 19F5</text:p>
            <text:p text:style-name="P69"><text:s text:c="11"/>+6 0000</text:p>
          </table:table-cell>
        </table:table-row>
        <table:table-row table:style-name="TableLine94701833574128">
          <table:table-cell table:style-name="Таблица5.D2" office:value-type="string">
            <text:p text:style-name="P38">0000</text:p>
          </table:table-cell>
          <table:table-cell table:style-name="Таблица5.D2" office:value-type="string">
            <text:p text:style-name="P38">MOV AH, 09</text:p>
          </table:table-cell>
          <table:table-cell table:style-name="Таблица5.D2" office:value-type="string">
            <text:p text:style-name="P67">B409</text:p>
          </table:table-cell>
          <table:table-cell table:style-name="Таблица5.D2" office:value-type="string">
            <text:p text:style-name="P38">IP = 0000</text:p>
            <text:p text:style-name="P38">AX = 1A07</text:p>
          </table:table-cell>
          <table:table-cell table:style-name="Таблица5.E2" office:value-type="string">
            <text:p text:style-name="P38">IP = 0002</text:p>
            <text:p text:style-name="P38">AX = 0907</text:p>
          </table:table-cell>
        </table:table-row>
        <table:table-row table:style-name="TableLine94701833575344">
          <table:table-cell table:style-name="Таблица5.D2" office:value-type="string">
            <text:p text:style-name="P38">0002</text:p>
          </table:table-cell>
          <table:table-cell table:style-name="Таблица5.D2" office:value-type="string">
            <text:p text:style-name="P38">INT 21</text:p>
          </table:table-cell>
          <table:table-cell table:style-name="Таблица5.D2" office:value-type="string">
            <text:p text:style-name="P67">CD21</text:p>
          </table:table-cell>
          <table:table-cell table:style-name="Таблица5.D2" office:value-type="string">
            <text:p text:style-name="P38">IP = 0002</text:p>
          </table:table-cell>
          <table:table-cell table:style-name="Таблица5.E2" office:value-type="string">
            <text:p text:style-name="P38">IP = 0004</text:p>
          </table:table-cell>
        </table:table-row>
        <table:table-row table:style-name="TableLine94701833576560">
          <table:table-cell table:style-name="Таблица5.D2" office:value-type="string">
            <text:p text:style-name="P38">0004</text:p>
          </table:table-cell>
          <table:table-cell table:style-name="Таблица5.D2" office:value-type="string">
            <text:p text:style-name="P38">RET</text:p>
          </table:table-cell>
          <table:table-cell table:style-name="Таблица5.D2" office:value-type="string">
            <text:p text:style-name="P67">C3</text:p>
          </table:table-cell>
          <table:table-cell table:style-name="Таблица5.D2" office:value-type="string">
            <text:p text:style-name="P36">IP = 000<text:span text:style-name="T54">4</text:span></text:p>
            <text:p text:style-name="P36">SP = 0012</text:p>
            <text:p text:style-name="P56"><text:span text:style-name="T30">Stack <text:s/>+0 00</text:span><text:span text:style-name="T36">14</text:span></text:p>
            <text:p text:style-name="P56"><text:span text:style-name="T30"><text:s text:c="11"/>+2 </text:span><text:span text:style-name="T19">0000</text:span></text:p>
            <text:p text:style-name="P64"><text:s text:c="11"/>+4 19F5</text:p>
            <text:p text:style-name="P70"><text:s text:c="11"/>+6 0000</text:p>
          </table:table-cell>
          <table:table-cell table:style-name="Таблица5.E2" office:value-type="string">
            <text:p text:style-name="P36">IP = 00<text:span text:style-name="T53">14</text:span></text:p>
            <text:p text:style-name="P36">SP = 00<text:span text:style-name="T53">14</text:span></text:p>
            <text:p text:style-name="P64">Stack <text:s/>+0 0000</text:p>
            <text:p text:style-name="P64"><text:s text:c="11"/>+2 19F5</text:p>
            <text:p text:style-name="P64"><text:s text:c="11"/>+4 0000</text:p>
            <text:p text:style-name="P71"><text:s text:c="11"/>+6 0000</text:p>
          </table:table-cell>
        </table:table-row>
        <table:table-row table:style-name="TableLine94701833577776">
          <table:table-cell table:style-name="Таблица5.D2" office:value-type="string">
            <text:p text:style-name="P35">0014</text:p>
          </table:table-cell>
          <table:table-cell table:style-name="Таблица5.D2" office:value-type="string">
            <text:p text:style-name="P35">MOV DX,0010</text:p>
          </table:table-cell>
          <table:table-cell table:style-name="Таблица5.D2" office:value-type="string">
            <text:p text:style-name="P66">BA0100</text:p>
          </table:table-cell>
          <table:table-cell table:style-name="Таблица5.D2" office:value-type="string">
            <text:p text:style-name="P38">IP = 0014</text:p>
            <text:p text:style-name="P38">DX = 0000</text:p>
          </table:table-cell>
          <table:table-cell table:style-name="Таблица5.E2" office:value-type="string">
            <text:p text:style-name="P38">IP = 0017</text:p>
            <text:p text:style-name="P38">DX = 0010</text:p>
          </table:table-cell>
        </table:table-row>
        <table:table-row table:style-name="TableLine94701833578992">
          <table:table-cell table:style-name="Таблица5.D2" office:value-type="string">
            <text:p text:style-name="P35">0017</text:p>
          </table:table-cell>
          <table:table-cell table:style-name="Таблица5.D2" office:value-type="string">
            <text:p text:style-name="P35">CALL 0000</text:p>
          </table:table-cell>
          <table:table-cell table:style-name="Таблица5.D2" office:value-type="string">
            <text:p text:style-name="P66">E8E6FF</text:p>
          </table:table-cell>
          <table:table-cell table:style-name="Таблица5.D2" office:value-type="string">
            <text:p text:style-name="P36">IP = 00<text:span text:style-name="T53">17</text:span></text:p>
            <text:p text:style-name="P36">SP = 001<text:span text:style-name="T53">4</text:span></text:p>
            <text:p text:style-name="P64">Stack <text:s/>+0 0000</text:p>
            <text:p text:style-name="P64"><text:s text:c="11"/>+2 19F5</text:p>
            <text:p text:style-name="P64"><text:s text:c="11"/>+4 0000</text:p>
            <text:p text:style-name="P71"><text:soft-page-break/><text:s text:c="11"/>+6 0000</text:p>
          </table:table-cell>
          <table:table-cell table:style-name="Таблица5.E2" office:value-type="string">
            <text:p text:style-name="P36">IP = 00<text:span text:style-name="T53">00</text:span></text:p>
            <text:p text:style-name="P36">SP = 001<text:span text:style-name="T21">2</text:span></text:p>
            <text:p text:style-name="P56"><text:span text:style-name="T30">Stack <text:s/>+0 0</text:span><text:span text:style-name="T36">01A</text:span></text:p>
            <text:p text:style-name="P56"><text:span text:style-name="T30"><text:s text:c="11"/>+2 </text:span><text:span text:style-name="T36">0000</text:span></text:p>
            <text:p text:style-name="P64"><text:s text:c="11"/>+4 19F5</text:p>
            <text:p text:style-name="P71"><text:soft-page-break/><text:s text:c="11"/>+6 0000</text:p>
          </table:table-cell>
        </table:table-row>
        <table:table-row table:style-name="TableLine94701833326624">
          <table:table-cell table:style-name="Таблица5.D2" office:value-type="string">
            <text:p text:style-name="P38">0000</text:p>
          </table:table-cell>
          <table:table-cell table:style-name="Таблица5.D2" office:value-type="string">
            <text:p text:style-name="P38">MOV AH, 09</text:p>
          </table:table-cell>
          <table:table-cell table:style-name="Таблица5.D2" office:value-type="string">
            <text:p text:style-name="P67">B409</text:p>
          </table:table-cell>
          <table:table-cell table:style-name="Таблица5.D2" office:value-type="string">
            <text:p text:style-name="P38">IP = 0000</text:p>
          </table:table-cell>
          <table:table-cell table:style-name="Таблица5.E2" office:value-type="string">
            <text:p text:style-name="P38">IP = 0002</text:p>
          </table:table-cell>
        </table:table-row>
        <table:table-row table:style-name="TableLine94701833581472">
          <table:table-cell table:style-name="Таблица5.D2" office:value-type="string">
            <text:p text:style-name="P38">0002</text:p>
          </table:table-cell>
          <table:table-cell table:style-name="Таблица5.D2" office:value-type="string">
            <text:p text:style-name="P38">INT 21</text:p>
          </table:table-cell>
          <table:table-cell table:style-name="Таблица5.D2" office:value-type="string">
            <text:p text:style-name="P67">CD21</text:p>
          </table:table-cell>
          <table:table-cell table:style-name="Таблица5.D2" office:value-type="string">
            <text:p text:style-name="P38">IP = 0002</text:p>
          </table:table-cell>
          <table:table-cell table:style-name="Таблица5.E2" office:value-type="string">
            <text:p text:style-name="P38">IP = 0004</text:p>
          </table:table-cell>
        </table:table-row>
        <table:table-row table:style-name="TableLine94701833582688">
          <table:table-cell table:style-name="Таблица5.D2" office:value-type="string">
            <text:p text:style-name="P38">0004</text:p>
          </table:table-cell>
          <table:table-cell table:style-name="Таблица5.D2" office:value-type="string">
            <text:p text:style-name="P38">RET</text:p>
          </table:table-cell>
          <table:table-cell table:style-name="Таблица5.D2" office:value-type="string">
            <text:p text:style-name="P67">C3</text:p>
          </table:table-cell>
          <table:table-cell table:style-name="Таблица5.D2" office:value-type="string">
            <text:p text:style-name="P36">IP = 000<text:span text:style-name="T54">4</text:span></text:p>
            <text:p text:style-name="P36">SP = 0012</text:p>
            <text:p text:style-name="P56"><text:span text:style-name="T30">Stack <text:s/>+0 00</text:span><text:span text:style-name="T36">1</text:span><text:span text:style-name="T37">A</text:span></text:p>
            <text:p text:style-name="P56"><text:span text:style-name="T30"><text:s text:c="11"/>+2 </text:span><text:span text:style-name="T19">0000</text:span></text:p>
            <text:p text:style-name="P64"><text:s text:c="11"/>+4 19F5</text:p>
            <text:p text:style-name="P70"><text:s text:c="11"/>+6 0000</text:p>
          </table:table-cell>
          <table:table-cell table:style-name="Таблица5.E2" office:value-type="string">
            <text:p text:style-name="P36">IP = 00<text:span text:style-name="T53">1</text:span><text:span text:style-name="T54">A</text:span></text:p>
            <text:p text:style-name="P36">SP = 00<text:span text:style-name="T53">14</text:span></text:p>
            <text:p text:style-name="P64">Stack <text:s/>+0 0000</text:p>
            <text:p text:style-name="P64"><text:s text:c="11"/>+2 19F5</text:p>
            <text:p text:style-name="P64"><text:s text:c="11"/>+4 0000</text:p>
            <text:p text:style-name="P71"><text:s text:c="11"/>+6 0000</text:p>
          </table:table-cell>
        </table:table-row>
        <table:table-row table:style-name="TableLine94701833583904">
          <table:table-cell table:style-name="Таблица5.D2" office:value-type="string">
            <text:p text:style-name="P35">001A</text:p>
          </table:table-cell>
          <table:table-cell table:style-name="Таблица5.D2" office:value-type="string">
            <text:p text:style-name="P35">R<text:span text:style-name="T59">ET FAR</text:span></text:p>
          </table:table-cell>
          <table:table-cell table:style-name="Таблица5.D2" office:value-type="string">
            <text:p text:style-name="P66">CB</text:p>
          </table:table-cell>
          <table:table-cell table:style-name="Таблица5.D2" office:value-type="string">
            <text:p text:style-name="P37">IP = 00<text:span text:style-name="T53">1</text:span><text:span text:style-name="T54">A</text:span></text:p>
            <text:p text:style-name="P37">SP = 00<text:span text:style-name="T53">14</text:span></text:p>
            <text:p text:style-name="P39"><text:span text:style-name="T48">CS </text:span><text:span text:style-name="T49">=</text:span><text:span text:style-name="T48"> 1A0</text:span><text:span text:style-name="T51">A</text:span></text:p>
            <text:p text:style-name="P65">Stack <text:s/>+0 0000</text:p>
            <text:p text:style-name="P65"><text:s text:c="11"/>+2 19F5</text:p>
            <text:p text:style-name="P65"><text:s text:c="11"/>+4 0000</text:p>
            <text:p text:style-name="P72"><text:s text:c="11"/>+6 0000</text:p>
          </table:table-cell>
          <table:table-cell table:style-name="Таблица5.E2" office:value-type="string">
            <text:p text:style-name="P37">IP = 00<text:span text:style-name="T54">00</text:span></text:p>
            <text:p text:style-name="P37">SP = 00<text:span text:style-name="T53">1</text:span><text:span text:style-name="T54">8</text:span></text:p>
            <text:p text:style-name="P39"><text:span text:style-name="T48">CS </text:span><text:span text:style-name="T49">=</text:span><text:span text:style-name="T48"> 1</text:span><text:span text:style-name="T54">9F5</text:span></text:p>
            <text:p text:style-name="P65">Stack <text:s/>+0 0000</text:p>
            <text:p text:style-name="P57"><text:span text:style-name="T30"><text:s text:c="11"/>+2 </text:span><text:span text:style-name="T20">0000</text:span></text:p>
            <text:p text:style-name="P65"><text:s text:c="11"/>+4 0000</text:p>
            <text:p text:style-name="P72"><text:s text:c="11"/>+6 0000</text:p>
          </table:table-cell>
        </table:table-row>
      </table:table>
      <text:list xml:id="list153559669859293" text:continue-numbering="true" text:style-name="L2">
        <text:list-item>
          <text:list>
            <text:list-header>
              <text:p text:style-name="P106"/>
            </text:list-header>
          </text:list>
        </text:list-item>
      </text:list>
      <text:p text:style-name="P46"/>
      <text:p text:style-name="P46"/>
      <text:h text:style-name="Heading_20_2" text:outline-level="2">Вывод.</text:h>
      <text:p text:style-name="P50"><text:span text:style-name="Book_20_Title"><text:span text:style-name="T29">Была изучена трансляция,отладка и выполнение программ на языке Ассемблера</text:span></text:span></text:p>
      <text:p text:style-name="Text_20_body"/>
      <text:p text:style-name="P12"/>
      <text:p text:style-name="Standard"/>
      <text:h text:style-name="P84" text:outline-level="1">Приложение А<text:line-break/>Исходный код программы</text:h>
      <text:p text:style-name="P19"><text:span text:style-name="T44">Название</text:span> файла: <text:span text:style-name="T38">hello1.asm</text:span></text:p>
      <text:p text:style-name="P44"><text:span text:style-name="Основной_20_шрифт_20_абзаца"><text:span text:style-name="T30"/></text:span></text:p>
      <text:p text:style-name="P82"><text:span text:style-name="Основной_20_шрифт_20_абзаца"><text:span text:style-name="T42">   </text:span></text:span><text:span text:style-name="Основной_20_шрифт_20_абзаца"><text:span text:style-name="T60">DOSSEG                                      </text:span></text:span></text:p>
      <text:p text:style-name="P80">   .MODEL  SMALL                             </text:p>
      <text:p text:style-name="P80">   .STACK  100h                               </text:p>
      <text:p text:style-name="P80">   .DATA                                       </text:p>
      <text:p text:style-name="P81">Greeting LABEL BYTE </text:p>
      <text:p text:style-name="P82"><text:span text:style-name="T63">DB 'Вас привествует студент гр.0382 - </text:span><text:span text:style-name="T64">Куликов М.Д.</text:span><text:span text:style-name="T63">','$' </text:span></text:p>
      <text:p text:style-name="P81">   .CODE                                </text:p>
      <text:p text:style-name="P81">   mov  ax, @data                        </text:p>
      <text:p text:style-name="P81">   mov  ds, ax                           </text:p>
      <text:p text:style-name="P82"><text:span text:style-name="Основной_20_шрифт_20_абзаца"><text:span text:style-name="T63">   </text:span></text:span><text:span text:style-name="Основной_20_шрифт_20_абзаца"><text:span text:style-name="T60">mov  dx, OFFSET Greeting             </text:span></text:span></text:p>
      <text:p text:style-name="P80">                                        </text:p>
      <text:p text:style-name="P80">DisplayGreeting:</text:p>
      <text:p text:style-name="P80">   mov  ah, 9                            </text:p>
      <text:p text:style-name="P80">   int  21h                             </text:p>
      <text:p text:style-name="P80">   mov  ah, 4ch                          </text:p>
      <text:p text:style-name="P82"><text:span text:style-name="Основной_20_шрифт_20_абзаца"><text:span text:style-name="T60">   </text:span></text:span><text:span text:style-name="Основной_20_шрифт_20_абзаца"><text:span text:style-name="T63">int  21h                             </text:span></text:span></text:p>
      <text:p text:style-name="P81">   END</text:p>
      <text:p text:style-name="P81"/>
      <text:p text:style-name="P20">Название<text:span text:style-name="Основной_20_шрифт_20_абзаца"><text:span text:style-name="T30"> </text:span></text:span>файла<text:span text:style-name="Основной_20_шрифт_20_абзаца"><text:span text:style-name="T30">: hello2.asm</text:span></text:span></text:p>
      <text:p text:style-name="P80">EOFLine  EQU  '$'        </text:p>
      <text:p text:style-name="P80"/>
      <text:p text:style-name="P80">ASSUME CS:CODE, SS:AStack</text:p>
      <text:p text:style-name="P80"/>
      <text:p text:style-name="P80">AStack    SEGMENT  STACK</text:p>
      <text:p text:style-name="P80">          DW 12 DUP('!')</text:p>
      <text:p text:style-name="P80">AStack    ENDS</text:p>
      <text:p text:style-name="P80"/>
      <text:p text:style-name="P80">DATA      SEGMENT</text:p>
      <text:p text:style-name="P80"/>
      <text:p text:style-name="P80">HELLO     DB 'Hello Worlds!', 0AH, 0DH,EOFLine</text:p>
      <text:p text:style-name="P80">GREETING  DB 'Student from 0382 - <text:span text:style-name="T59">Kulikov M.D.</text:span> $'</text:p>
      <text:p text:style-name="P81">DATA      ENDS</text:p>
      <text:p text:style-name="P81"/>
      <text:p text:style-name="P80">CODE      SEGMENT</text:p>
      <text:p text:style-name="P80">WriteMsg  PROC  NEAR</text:p>
      <text:p text:style-name="P80">          mov   AH,9</text:p>
      <text:p text:style-name="P80">          int   21h </text:p>
      <text:p text:style-name="P80">          ret</text:p>
      <text:p text:style-name="P80">WriteMsg  ENDP</text:p>
      <text:p text:style-name="P80"/>
      <text:p text:style-name="P80">Main      PROC  FAR</text:p>
      <text:p text:style-name="P80">          push  DS      </text:p>
      <text:p text:style-name="P80">          sub   AX,AX</text:p>
      <text:p text:style-name="P80">          push  AX</text:p>
      <text:p text:style-name="P80">          mov   AX,DATA            </text:p>
      <text:p text:style-name="P80">          mov   DS,AX               </text:p>
      <text:p text:style-name="P80"><text:soft-page-break/>          mov   DX, OFFSET HELLO   </text:p>
      <text:p text:style-name="P80">          call  WriteMsg           </text:p>
      <text:p text:style-name="P80">          mov   DX, OFFSET GREETING</text:p>
      <text:p text:style-name="P80">          call  WriteMsg            </text:p>
      <text:p text:style-name="P80">          ret               </text:p>
      <text:p text:style-name="P80"/>
      <text:p text:style-name="P80">Main      ENDP</text:p>
      <text:p text:style-name="P80">CODE      ENDS</text:p>
      <text:p text:style-name="P79">          END Main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85" text:outline-level="1">Приложение Б<text:line-break/>Листинги</text:h>
      <text:p text:style-name="P20"><text:span text:style-name="T67">Название</text:span><text:span text:style-name="Основной_20_шрифт_20_абзаца"><text:span text:style-name="T43"> </text:span></text:span><text:span text:style-name="T67">файла</text:span><text:span text:style-name="Основной_20_шрифт_20_абзаца"><text:span text:style-name="T43">: hello1.lst</text:span></text:span></text:p>
      <text:p text:style-name="P53">Microsoft (R) Macro Assembler Version 5.10 <text:s text:c="17"/><text:span text:style-name="T4">9/1</text:span><text:span text:style-name="T15">4</text:span><text:span text:style-name="T4">/21 2</text:span><text:span text:style-name="T15">1</text:span><text:span text:style-name="T4">:</text:span><text:span text:style-name="T15">15</text:span><text:span text:style-name="T4">:</text:span><text:span text:style-name="T15">45</text:span></text:p>
      <text:p text:style-name="P51"><text:s text:c="61"/>Page <text:s text:c="4"/>1-1</text:p>
      <text:p text:style-name="P51"/>
      <text:p text:style-name="P51"/>
      <text:p text:style-name="P51"><text:tab/><text:tab/><text:tab/><text:tab/> <text:s text:c="2"/>DOSSEG <text:s text:c="37"/></text:p>
      <text:p text:style-name="P51"><text:tab/><text:tab/><text:tab/><text:tab/> <text:s text:c="2"/>.MODEL <text:s/>SMALL <text:s text:c="28"/></text:p>
      <text:p text:style-name="P51"><text:tab/><text:tab/><text:tab/><text:tab/> <text:s text:c="2"/>.STACK <text:s/>100h <text:s text:c="30"/></text:p>
      <text:p text:style-name="P53"><text:span text:style-name="Основной_20_шрифт_20_абзаца"><text:span text:style-name="T61"><text:tab/><text:tab/><text:tab/><text:tab/> <text:s text:c="2"/></text:span></text:span><text:span text:style-name="Основной_20_шрифт_20_абзаца"><text:span text:style-name="T65">.DATA <text:s text:c="38"/></text:span></text:span></text:p>
      <text:p text:style-name="P52"><text:s/>0000<text:tab/><text:tab/><text:tab/><text:tab/>Greeting LABEL BYTE </text:p>
      <text:p text:style-name="P52"><text:s/>0000 <text:s/>D0 92 D0 B0 D1 81<text:tab/>DB 'Вас привествует студент</text:p>
      <text:p text:style-name="P53"><text:tab/><text:tab/><text:tab/><text:tab/>- <text:span text:style-name="T65">гр.0382 — </text:span><text:span text:style-name="T66">Куликов М.Д.</text:span>','$' </text:p>
      <text:p text:style-name="P53"><text:span text:style-name="Основной_20_шрифт_20_абзаца"><text:span text:style-name="T65"><text:s text:c="7"/></text:span></text:span><text:span text:style-name="Основной_20_шрифт_20_абзаца"><text:span text:style-name="T61">20 D0 BF D1 80 D0<text:tab/></text:span></text:span></text:p>
      <text:p text:style-name="P51"><text:s text:c="7"/>B8 D0 B2 D0 B5 D1<text:tab/></text:p>
      <text:p text:style-name="P51"><text:s text:c="7"/>81 D1 82 D0 B2 D1<text:tab/></text:p>
      <text:p text:style-name="P51"><text:s text:c="7"/>83 D0 B5 D1 82 20<text:tab/></text:p>
      <text:p text:style-name="P51"><text:s text:c="7"/>D1 81 D1 82 D1 83<text:tab/></text:p>
      <text:p text:style-name="P51"><text:s text:c="7"/>D0 B4 D0 B5 D0 BD<text:tab/></text:p>
      <text:p text:style-name="P51"><text:s text:c="7"/>D1 82 20 D0 B3 D1<text:tab/></text:p>
      <text:p text:style-name="P51"><text:s text:c="7"/>80 2E 30 33 38 32<text:tab/></text:p>
      <text:p text:style-name="P51"><text:s text:c="7"/>20 2D 20 D0 A1 D0<text:tab/></text:p>
      <text:p text:style-name="P51"><text:s text:c="7"/>B5 D1 80 D0 B3 D0<text:tab/></text:p>
      <text:p text:style-name="P51"><text:s text:c="7"/>B5 D0 B5 D0 B2 20<text:tab/></text:p>
      <text:p text:style-name="P51"><text:s text:c="7"/>D0 94 2E D0 90 2E<text:tab/></text:p>
      <text:p text:style-name="P51"><text:s text:c="7"/>21 21 21 24<text:tab/><text:tab/></text:p>
      <text:p text:style-name="P51"><text:tab/><text:tab/><text:tab/><text:tab/> <text:s text:c="2"/>.CODE <text:s text:c="31"/></text:p>
      <text:p text:style-name="P51"><text:s/>0000 <text:s/>B8 ---- R<text:tab/><text:tab/> <text:s text:c="2"/>mov <text:s/>ax, @data <text:s text:c="23"/></text:p>
      <text:p text:style-name="P51"><text:s/>0003 <text:s/>8E D8<text:tab/><text:tab/><text:tab/> <text:s text:c="2"/>mov <text:s/>ds, ax <text:s text:c="26"/></text:p>
      <text:p text:style-name="P51"><text:s/>0005 <text:s/>BA 0000 R<text:tab/><text:tab/> <text:s text:c="2"/>mov <text:s/>dx, OFFSET Greeting <text:s text:c="12"/></text:p>
      <text:p text:style-name="P51"><text:tab/><text:tab/><text:tab/><text:tab/> <text:s text:c="39"/></text:p>
      <text:p text:style-name="P51"><text:s/>0008<text:tab/><text:tab/><text:tab/><text:tab/>DisplayGreeting:</text:p>
      <text:p text:style-name="P51"><text:s/>0008 <text:s/>B4 09<text:tab/><text:tab/><text:tab/> <text:s text:c="2"/>mov <text:s/>ah, 9 <text:s text:c="27"/></text:p>
      <text:p text:style-name="P51"><text:soft-page-break/><text:s/>000A <text:s/>CD 21<text:tab/><text:tab/><text:tab/> <text:s text:c="2"/>int <text:s/>21h <text:s text:c="28"/></text:p>
      <text:p text:style-name="P51"><text:s/>000C <text:s/>B4 4C<text:tab/><text:tab/><text:tab/> <text:s text:c="2"/>mov <text:s/>ah, 4ch <text:s text:c="25"/></text:p>
      <text:p text:style-name="P51"><text:s/>000E <text:s/>CD 21<text:tab/><text:tab/><text:tab/> <text:s text:c="2"/>int <text:s/>21h <text:s text:c="28"/></text:p>
      <text:p text:style-name="P51"><text:tab/><text:tab/><text:tab/><text:tab/> <text:s text:c="2"/>END</text:p>
      <text:p text:style-name="P78">Microsoft (R) Macro Assembler Version 5.10 <text:s text:c="17"/>9/1<text:span text:style-name="T59">4</text:span>/21 <text:s/>2<text:span text:style-name="T59">1</text:span>:<text:span text:style-name="T59">15</text:span>:<text:span text:style-name="T59">45</text:span></text:p>
      <text:p text:style-name="P51"><text:s text:c="61"/>Symbols-1</text:p>
      <text:p text:style-name="P51"/>
      <text:p text:style-name="P51"/>
      <text:p text:style-name="P51">Segments and Groups:</text:p>
      <text:p text:style-name="P51"/>
      <text:p text:style-name="P51"><text:s text:c="16"/>N a m e <text:s text:c="8"/><text:tab/>Length<text:tab/> Align<text:tab/>Combine Class</text:p>
      <text:p text:style-name="P51"/>
      <text:p text:style-name="P51">DGROUP . . . . . . . . . . . . . <text:s/><text:tab/>GROUP</text:p>
      <text:p text:style-name="P51"><text:s text:c="2"/>_DATA <text:s/>. . . . . . . . . . . . <text:s/><text:tab/>0052<text:tab/>WORD<text:tab/>PUBLIC<text:tab/>'DATA'</text:p>
      <text:p text:style-name="P51"><text:s text:c="2"/>STACK <text:s/>. . . . . . . . . . . . <text:s/><text:tab/>0100<text:tab/>PARA<text:tab/>STACK<text:tab/>'STACK'</text:p>
      <text:p text:style-name="P51">_TEXT <text:s/>. . . . . . . . . . . . . <text:s/><text:tab/>0010<text:tab/>WORD<text:tab/>PUBLIC<text:tab/>'CODE'</text:p>
      <text:p text:style-name="P51"/>
      <text:p text:style-name="P51">Symbols: <text:s text:c="11"/></text:p>
      <text:p text:style-name="P51"/>
      <text:p text:style-name="P51"><text:s text:c="16"/>N a m e <text:s text:c="8"/><text:tab/>Type<text:tab/> Value<text:tab/> Attr</text:p>
      <text:p text:style-name="P51"/>
      <text:p text:style-name="P51">DISPLAYGREETING <text:s/>. . . . . . . . <text:s/><text:tab/>L NEAR<text:tab/>0008<text:tab/>_TEXT</text:p>
      <text:p text:style-name="P51"/>
      <text:p text:style-name="P51">GREETING . . . . . . . . . . . . <text:s/><text:tab/>L BYTE<text:tab/>0000<text:tab/>_DATA</text:p>
      <text:p text:style-name="P51"/>
      <text:p text:style-name="P51">@CODE <text:s/>. . . . . . . . . . . . . <text:s/><text:tab/>TEXT <text:s/>_TEXT<text:tab/><text:tab/></text:p>
      <text:p text:style-name="P51">@CODESIZE <text:s/>. . . . . . . . . . . <text:s/><text:tab/>TEXT <text:s/>0<text:tab/><text:tab/></text:p>
      <text:p text:style-name="P51">@CPU . . . . . . . . . . . . . . <text:s/><text:tab/>TEXT <text:s/>0101h<text:tab/><text:tab/></text:p>
      <text:p text:style-name="P51">@DATASIZE <text:s/>. . . . . . . . . . . <text:s/><text:tab/>TEXT <text:s/>0<text:tab/><text:tab/></text:p>
      <text:p text:style-name="P51">@FILENAME <text:s/>. . . . . . . . . . . <text:s/><text:tab/>TEXT <text:s/>HELLO1<text:tab/><text:tab/></text:p>
      <text:p text:style-name="P51">@VERSION . . . . . . . . . . . . <text:s/><text:tab/>TEXT <text:s/>510<text:tab/><text:tab/></text:p>
      <text:p text:style-name="P51"/>
      <text:p text:style-name="P51"><text:soft-page-break/></text:p>
      <text:p text:style-name="P51"><text:s text:c="5"/>17 Source <text:s/>Lines</text:p>
      <text:p text:style-name="P51"><text:s text:c="5"/>17 Total <text:s text:c="2"/>Lines</text:p>
      <text:p text:style-name="P51"><text:s text:c="5"/>19 Symbols</text:p>
      <text:p text:style-name="P51"/>
      <text:p text:style-name="P51"><text:s text:c="2"/>47994 + <text:span text:style-name="T59">459266</text:span> Bytes symbol space free</text:p>
      <text:p text:style-name="P51"/>
      <text:p text:style-name="P51"><text:s/>0 Warning Errors</text:p>
      <text:p text:style-name="P42"><text:span text:style-name="Основной_20_шрифт_20_абзаца"><text:span text:style-name="T61"><text:s text:c="6"/></text:span></text:span><text:span text:style-name="Основной_20_шрифт_20_абзаца"><text:span text:style-name="T65">0 Severe <text:s/>Errors</text:span></text:span></text:p>
      <text:p text:style-name="P43"/>
      <text:p text:style-name="P43"/>
      <text:p text:style-name="P20"><text:span text:style-name="T67">Название</text:span><text:span text:style-name="Основной_20_шрифт_20_абзаца"><text:span text:style-name="T43"> </text:span></text:span><text:span text:style-name="T67">файла</text:span><text:span text:style-name="Основной_20_шрифт_20_абзаца"><text:span text:style-name="T43">: hello2.lst</text:span></text:span></text:p>
      <text:p text:style-name="P78">Microsoft (R) Macro Assembler Version 5.10 <text:s text:c="17"/>9/1<text:span text:style-name="T59">4</text:span>/21 2<text:span text:style-name="T59">1</text:span>:<text:span text:style-name="T59">58</text:span>:<text:span text:style-name="T59">17</text:span></text:p>
      <text:p text:style-name="P51"><text:s text:c="61"/>Page <text:s text:c="4"/>1-1</text:p>
      <text:p text:style-name="P51"/>
      <text:p text:style-name="P51"/>
      <text:p text:style-name="P51"><text:s/>= 0024<text:tab/><text:tab/><text:tab/><text:tab/>EOFLine <text:s/>EQU <text:s/>'$' <text:s text:c="7"/></text:p>
      <text:p text:style-name="P51"><text:tab/><text:tab/><text:tab/><text:tab/></text:p>
      <text:p text:style-name="P51"><text:tab/><text:tab/><text:tab/><text:tab/>ASSUME CS:CODE, SS:AStack</text:p>
      <text:p text:style-name="P51"><text:tab/><text:tab/><text:tab/><text:tab/></text:p>
      <text:p text:style-name="P51"><text:s/>0000<text:tab/><text:tab/><text:tab/><text:tab/>AStack <text:s text:c="3"/>SEGMENT <text:s/>STACK</text:p>
      <text:p text:style-name="P51"><text:s/>0000 <text:s/>000C[<text:tab/><text:tab/><text:tab/> <text:s text:c="9"/>DW 12 DUP('!')</text:p>
      <text:p text:style-name="P51"><text:tab/> <text:s text:c="2"/>0021<text:tab/><text:tab/><text:tab/></text:p>
      <text:p text:style-name="P51"><text:tab/><text:tab/><text:tab/> ]<text:tab/></text:p>
      <text:p text:style-name="P51"><text:tab/><text:tab/><text:tab/><text:tab/></text:p>
      <text:p text:style-name="P51"><text:s/>0018<text:tab/><text:tab/><text:tab/><text:tab/>AStack <text:s text:c="3"/>ENDS</text:p>
      <text:p text:style-name="P51"><text:tab/><text:tab/><text:tab/><text:tab/></text:p>
      <text:p text:style-name="P51"><text:tab/><text:tab/><text:tab/><text:tab/></text:p>
      <text:p text:style-name="P51"><text:s/>0000<text:tab/><text:tab/><text:tab/><text:tab/>DATA <text:s text:c="5"/>SEGMENT</text:p>
      <text:p text:style-name="P51"><text:tab/><text:tab/><text:tab/><text:tab/></text:p>
      <text:p text:style-name="P51"><text:s/>0000 <text:s/>48 65 6C 6C 6F 20<text:tab/>HELLO <text:s text:c="4"/>DB 'Hello Worlds!', 0AH, 0DH,EOFLine</text:p>
      <text:p text:style-name="P51"><text:s text:c="7"/>57 6F 72 6C 64 73<text:tab/></text:p>
      <text:p text:style-name="P51"><text:s text:c="7"/>21 0A 0D 24<text:tab/><text:tab/></text:p>
      <text:p text:style-name="P53"><text:soft-page-break/><text:span text:style-name="T61"><text:s/>0010 <text:s/>53 74 75 64 65 6E<text:tab/>GREETING <text:s/>DB 'Student from 0382 – </text:span><text:span text:style-name="T62">Kulikov M.D.</text:span><text:span text:style-name="T61"> </text:span></text:p>
      <text:p text:style-name="P51"><text:tab/><text:tab/><text:tab/><text:tab/>$'</text:p>
      <text:p text:style-name="P51"><text:s text:c="7"/>74 20 66 72 6F 6D<text:tab/></text:p>
      <text:p text:style-name="P51"><text:s text:c="7"/>20 30 33 38 32 20<text:tab/></text:p>
      <text:p text:style-name="P51"><text:s text:c="7"/>2D 20 53 65 72 67<text:tab/></text:p>
      <text:p text:style-name="P51"><text:s text:c="7"/>65 65 76 20 44 2E<text:tab/></text:p>
      <text:p text:style-name="P51"><text:s text:c="7"/>41 2E 20 24<text:tab/><text:tab/></text:p>
      <text:p text:style-name="P51"><text:s/>0032<text:tab/><text:tab/><text:tab/><text:tab/>DATA <text:s text:c="5"/>ENDS</text:p>
      <text:p text:style-name="P51"><text:tab/><text:tab/><text:tab/><text:tab/></text:p>
      <text:p text:style-name="P51"><text:s/>0000<text:tab/><text:tab/><text:tab/><text:tab/>CODE <text:s text:c="5"/>SEGMENT</text:p>
      <text:p text:style-name="P51"><text:s/>0000<text:tab/><text:tab/><text:tab/><text:tab/>WriteMsg <text:s/>PROC <text:s/>NEAR</text:p>
      <text:p text:style-name="P51"><text:s/>0000 <text:s/>B4 09<text:tab/><text:tab/><text:tab/> <text:s text:c="9"/>mov <text:s text:c="2"/>AH,9</text:p>
      <text:p text:style-name="P51"><text:s/>0002 <text:s/>CD 21<text:tab/><text:tab/><text:tab/> <text:s text:c="9"/>int <text:s text:c="2"/>21h </text:p>
      <text:p text:style-name="P51"><text:s/>0004 <text:s/>C3<text:tab/><text:tab/><text:tab/> <text:s text:c="9"/>ret</text:p>
      <text:p text:style-name="P51"><text:s/>0005<text:tab/><text:tab/><text:tab/><text:tab/>WriteMsg <text:s/>ENDP</text:p>
      <text:p text:style-name="P51"><text:tab/><text:tab/><text:tab/><text:tab/></text:p>
      <text:p text:style-name="P51"><text:s/>0005<text:tab/><text:tab/><text:tab/><text:tab/>Main <text:s text:c="5"/>PROC <text:s/>FAR</text:p>
      <text:p text:style-name="P51"><text:s/>0005 <text:s/>1E<text:tab/><text:tab/><text:tab/> <text:s text:c="9"/>push <text:s/>DS <text:s text:c="5"/></text:p>
      <text:p text:style-name="P51"><text:s/>0006 <text:s/>2B C0<text:tab/><text:tab/><text:tab/> <text:s text:c="9"/>sub <text:s text:c="2"/>AX,AX</text:p>
      <text:p text:style-name="P51"><text:s/>0008 <text:s/>50<text:tab/><text:tab/><text:tab/> <text:s text:c="9"/>push <text:s/>AX</text:p>
      <text:p text:style-name="P51"><text:s/>0009 <text:s/>B8 ---- R<text:tab/><text:tab/> <text:s text:c="9"/>mov <text:s text:c="2"/>AX,DATA <text:s text:c="11"/></text:p>
      <text:p text:style-name="P51"><text:s/>000C <text:s/>8E D8<text:tab/><text:tab/><text:tab/> <text:s text:c="9"/>mov <text:s text:c="2"/>DS,AX <text:s text:c="14"/></text:p>
      <text:p text:style-name="P51"><text:s/>000E <text:s/>BA 0000 R<text:tab/><text:tab/> <text:s text:c="9"/>mov <text:s text:c="2"/>DX, OFFSET HELLO <text:s text:c="2"/></text:p>
      <text:p text:style-name="P51"><text:s/>0011 <text:s/>E8 0000 R<text:tab/><text:tab/> <text:s text:c="9"/>call <text:s/>WriteMsg <text:s text:c="10"/></text:p>
      <text:p text:style-name="P51"><text:s/>0014 <text:s/>BA 0010 R<text:tab/><text:tab/> <text:s text:c="9"/>mov <text:s text:c="2"/>DX, OFFSET GREETING</text:p>
      <text:p text:style-name="P51"><text:s/>0017 <text:s/>E8 0000 R<text:tab/><text:tab/> <text:s text:c="9"/>call <text:s/>WriteMsg <text:s text:c="11"/></text:p>
      <text:p text:style-name="P51"><text:s/>001A <text:s/>CB<text:tab/><text:tab/><text:tab/> <text:s text:c="9"/>ret <text:s text:c="14"/></text:p>
      <text:p text:style-name="P51"><text:tab/><text:tab/><text:tab/><text:tab/></text:p>
      <text:p text:style-name="P51"><text:s/>001B<text:tab/><text:tab/><text:tab/><text:tab/>Main <text:s text:c="5"/>ENDP</text:p>
      <text:p text:style-name="P51"><text:s/>001B<text:tab/><text:tab/><text:tab/><text:tab/>CODE <text:s text:c="5"/>ENDS</text:p>
      <text:p text:style-name="P51"><text:tab/><text:tab/><text:tab/><text:tab/> <text:s text:c="9"/>END Main</text:p>
      <text:p text:style-name="P78">Microsoft (R) Macro Assembler Version 5.10 <text:s text:c="17"/>9/1<text:span text:style-name="T59">4</text:span>/21 2<text:span text:style-name="T59">1</text:span>:<text:span text:style-name="T59">58</text:span>:<text:span text:style-name="T59">17</text:span></text:p>
      <text:p text:style-name="P51"><text:s text:c="61"/>Symbols-1</text:p>
      <text:p text:style-name="P51"/>
      <text:p text:style-name="P51"><text:soft-page-break/></text:p>
      <text:p text:style-name="P51">Segments and Groups:</text:p>
      <text:p text:style-name="P51"/>
      <text:p text:style-name="P51"><text:s text:c="16"/>N a m e <text:s text:c="8"/><text:tab/>Length<text:tab/> Align<text:tab/>Combine Class</text:p>
      <text:p text:style-name="P51"/>
      <text:p text:style-name="P51">ASTACK . . . . . . . . . . . . . <text:s/><text:tab/>0018<text:tab/>PARA<text:tab/>STACK<text:tab/></text:p>
      <text:p text:style-name="P51">CODE . . . . . . . . . . . . . . <text:s/><text:tab/>001B<text:tab/>PARA<text:tab/>NONE<text:tab/></text:p>
      <text:p text:style-name="P51">DATA . . . . . . . . . . . . . . <text:s/><text:tab/>0032<text:tab/>PARA<text:tab/>NONE<text:tab/></text:p>
      <text:p text:style-name="P51"/>
      <text:p text:style-name="P51">Symbols: <text:s text:c="11"/></text:p>
      <text:p text:style-name="P51"/>
      <text:p text:style-name="P51"><text:s text:c="16"/>N a m e <text:s text:c="8"/><text:tab/>Type<text:tab/> Value<text:tab/> Attr</text:p>
      <text:p text:style-name="P51"/>
      <text:p text:style-name="P51">EOFLINE <text:s/>. . . . . . . . . . . . <text:s/><text:tab/>NUMBER<text:tab/>0024<text:tab/></text:p>
      <text:p text:style-name="P51"/>
      <text:p text:style-name="P51">GREETING . . . . . . . . . . . . <text:s/><text:tab/>L BYTE<text:tab/>0010<text:tab/>DATA</text:p>
      <text:p text:style-name="P51"/>
      <text:p text:style-name="P51">HELLO <text:s/>. . . . . . . . . . . . . <text:s/><text:tab/>L BYTE<text:tab/>0000<text:tab/>DATA</text:p>
      <text:p text:style-name="P51"/>
      <text:p text:style-name="P51">MAIN . . . . . . . . . . . . . . <text:s/><text:tab/>F PROC<text:tab/>0005<text:tab/>CODE<text:tab/>Length = 0016</text:p>
      <text:p text:style-name="P51"/>
      <text:p text:style-name="P51">WRITEMSG . . . . . . . . . . . . <text:s/><text:tab/>N PROC<text:tab/>0000<text:tab/>CODE<text:tab/>Length = 0005</text:p>
      <text:p text:style-name="P51"/>
      <text:p text:style-name="P51">@CPU . . . . . . . . . . . . . . <text:s/><text:tab/>TEXT <text:s/>0101h<text:tab/><text:tab/></text:p>
      <text:p text:style-name="P51">@FILENAME <text:s/>. . . . . . . . . . . <text:s/><text:tab/>TEXT <text:s/>HELLO2<text:tab/><text:tab/></text:p>
      <text:p text:style-name="P51">@VERSION . . . . . . . . . . . . <text:s/><text:tab/>TEXT <text:s/>510<text:tab/><text:tab/></text:p>
      <text:p text:style-name="P51"/>
      <text:p text:style-name="P51"/>
      <text:p text:style-name="P51"><text:s text:c="5"/>37 Source <text:s/>Lines</text:p>
      <text:p text:style-name="P51"><text:s text:c="5"/>37 Total <text:s text:c="2"/>Lines</text:p>
      <text:p text:style-name="P51"><text:s text:c="5"/>13 Symbols</text:p>
      <text:p text:style-name="P51"/>
      <text:p text:style-name="P51"><text:s text:c="2"/>47986 + 4<text:span text:style-name="T68">59271</text:span> Bytes symbol space free</text:p>
      <text:p text:style-name="P51"/>
      <text:p text:style-name="P51"><text:soft-page-break/><text:s/>0 Warning Errors</text:p>
      <text:p text:style-name="P42"><text:span text:style-name="Основной_20_шрифт_20_абзаца"><text:span text:style-name="T2"><text:s text:c="5"/></text:span></text:span><text:span text:style-name="Основной_20_шрифт_20_абзаца"><text:span text:style-name="T3"><text:s/>0 Severe <text:s/>Error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4" fo:font-family="'Times New Roman'" style:font-family-generic="roman" style:font-pitch="variable" fo:font-size="12pt" style:font-size-asian="12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Footnote_20_Symbol" style:display-name="Footnote Symbol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1:10:00</meta:creation-date>
    <meta:editing-duration>PT6H52M46S</meta:editing-duration>
    <meta:editing-cycles>39</meta:editing-cycles>
    <meta:generator>LibreOffice/6.4.7.2$Linux_X86_64 LibreOffice_project/40$Build-2</meta:generator>
    <dc:date>2021-09-16T15:35:57.819371599</dc:date>
    <dc:title>Министерство образования Российской Федерации</dc:title>
    <meta:initial-creator>Vladimir Kirianchikov</meta:initial-creator>
    <meta:document-statistic meta:table-count="3" meta:image-count="0" meta:object-count="0" meta:page-count="15" meta:paragraph-count="470" meta:word-count="2025" meta:character-count="12719" meta:non-whitespace-character-count="8146"/>
  </office:meta>
</office:document-meta>
</file>